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255563" style:font-style-asian="italic" style:font-style-complex="italic"/>
    </style:style>
    <style:style style:name="P3" style:family="paragraph" style:parent-style-name="Standard">
      <style:text-properties fo:font-style="italic" officeooo:paragraph-rsid="0026a3e6" style:font-style-asian="italic" style:font-style-complex="italic"/>
    </style:style>
    <style:style style:name="P4" style:family="paragraph" style:parent-style-name="Standard">
      <style:text-properties fo:font-style="italic" officeooo:rsid="0020586c" officeooo:paragraph-rsid="0026a3e6" style:font-style-asian="italic" style:font-style-complex="italic"/>
    </style:style>
    <style:style style:name="P5" style:family="paragraph" style:parent-style-name="Standard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c3ae5" officeooo:paragraph-rsid="0026a3e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c3ae5" officeooo:paragraph-rsid="0025556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0586c" officeooo:paragraph-rsid="0026a3e6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paragraph-rsid="0026a3e6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f7809" officeooo:paragraph-rsid="00255563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c915d" officeooo:paragraph-rsid="00255563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1c915d" officeooo:paragraph-rsid="0026a3e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1c3ae5" officeooo:paragraph-rsid="00255563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1e5c19" officeooo:paragraph-rsid="00255563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27d4ed" officeooo:paragraph-rsid="0027d4ed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weight="bold" officeooo:rsid="0020586c" officeooo:paragraph-rsid="0026a3e6" style:font-weight-asian="bold" style:font-weight-complex="bold"/>
    </style:style>
    <style:style style:name="P21" style:family="paragraph" style:parent-style-name="Standard">
      <style:text-properties fo:font-weight="bold" officeooo:rsid="001aa8ba" officeooo:paragraph-rsid="00255563" style:font-weight-asian="bold" style:font-weight-complex="bold"/>
    </style:style>
    <style:style style:name="P22" style:family="paragraph" style:parent-style-name="Standard">
      <style:text-properties fo:font-weight="bold" officeooo:rsid="001eac61" officeooo:paragraph-rsid="0026a3e6" style:font-weight-asian="bold" style:font-weight-complex="bold"/>
    </style:style>
    <style:style style:name="P23" style:family="paragraph" style:parent-style-name="Standard">
      <style:text-properties officeooo:paragraph-rsid="0026a3e6"/>
    </style:style>
    <style:style style:name="P24" style:family="paragraph" style:parent-style-name="Standard">
      <style:text-properties style:font-name="Liberation Mono" fo:font-size="10pt" fo:font-style="italic" fo:font-weight="bold" officeooo:rsid="0027d4ed" officeooo:paragraph-rsid="0027d4ed" style:font-size-asian="8.75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text-properties style:font-name="Liberation Mono" fo:font-size="10pt" fo:font-style="italic" fo:font-weight="normal" officeooo:rsid="0027d4ed" officeooo:paragraph-rsid="0027d4ed" style:font-size-asian="8.75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text-properties style:font-name="Liberation Mono" fo:font-size="10pt" fo:font-style="normal" fo:font-weight="normal" officeooo:rsid="0027d4ed" officeooo:paragraph-rsid="0027d4ed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28" style:family="paragraph" style:parent-style-name="Standard">
      <style:text-properties officeooo:paragraph-rsid="0027d4ed"/>
    </style:style>
    <style:style style:name="P29" style:family="paragraph" style:parent-style-name="Standard">
      <style:text-properties officeooo:paragraph-rsid="002bdc8c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25556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255563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255563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a4b90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aa0ab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491a8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255563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255563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55563" officeooo:paragraph-rsid="00255563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6a3e6" officeooo:paragraph-rsid="0026a3e6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10c305" officeooo:paragraph-rsid="002491a8"/>
    </style:style>
    <style:style style:name="P51" style:family="paragraph" style:parent-style-name="Preformatted_20_Text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52" style:family="paragraph" style:parent-style-name="Preformatted_20_Text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53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54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6a3e6" style:font-style-asian="italic" style:font-weight-asian="normal" style:font-style-complex="italic" style:font-weight-complex="normal"/>
    </style:style>
    <style:style style:name="P55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56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57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58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59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60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61" style:family="paragraph" style:parent-style-name="Preformatted_20_Text">
      <style:paragraph-properties fo:margin-left="0in" fo:margin-right="0in" fo:text-indent="0in" style:auto-text-indent="false"/>
      <style:text-properties officeooo:paragraph-rsid="002491a8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bold" officeooo:rsid="00255563" officeooo:paragraph-rsid="00255563" style:font-style-asian="italic" style:font-weight-asian="bold" style:font-style-complex="italic" style:font-weight-complex="bold"/>
    </style:style>
    <style:style style:name="P63" style:family="paragraph" style:parent-style-name="Preformatted_20_Text">
      <style:text-properties officeooo:paragraph-rsid="002491a8"/>
    </style:style>
    <style:style style:name="P64" style:family="paragraph" style:parent-style-name="Preformatted_20_Text">
      <style:text-properties officeooo:paragraph-rsid="00255563"/>
    </style:style>
    <style:style style:name="P65" style:family="paragraph" style:parent-style-name="Preformatted_20_Text">
      <style:text-properties officeooo:paragraph-rsid="0026a3e6"/>
    </style:style>
    <style:style style:name="P66" style:family="paragraph" style:parent-style-name="Preformatted_20_Text">
      <style:text-properties fo:font-style="italic" fo:font-weight="bold" officeooo:rsid="0020586c" officeooo:paragraph-rsid="0026a3e6" style:font-style-asian="italic" style:font-weight-asian="bold" style:font-style-complex="italic" style:font-weight-complex="bold"/>
    </style:style>
    <style:style style:name="P67" style:family="paragraph" style:parent-style-name="Preformatted_20_Text">
      <style:text-properties fo:font-style="italic" fo:font-weight="bold" officeooo:paragraph-rsid="0026a3e6" style:font-style-asian="italic" style:font-weight-asian="bold" style:font-style-complex="italic" style:font-weight-complex="bold"/>
    </style:style>
    <style:style style:name="P68" style:family="paragraph" style:parent-style-name="Preformatted_20_Text">
      <style:text-properties fo:font-style="italic" fo:font-weight="bold" officeooo:rsid="001e5c19" officeooo:paragraph-rsid="00255563" style:font-style-asian="italic" style:font-weight-asian="bold" style:font-style-complex="italic" style:font-weight-complex="bold"/>
    </style:style>
    <style:style style:name="P69" style:family="paragraph" style:parent-style-name="Preformatted_20_Text">
      <style:text-properties fo:font-style="italic" fo:font-weight="bold" officeooo:rsid="001c3ae5" officeooo:paragraph-rsid="00255563" style:font-style-asian="italic" style:font-weight-asian="bold" style:font-style-complex="italic" style:font-weight-complex="bold"/>
    </style:style>
    <style:style style:name="P70" style:family="paragraph" style:parent-style-name="Preformatted_20_Text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71" style:family="paragraph" style:parent-style-name="Preformatted_20_Text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72" style:family="paragraph" style:parent-style-name="Preformatted_20_Text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73" style:family="paragraph" style:parent-style-name="Preformatted_20_Text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74" style:family="paragraph" style:parent-style-name="Preformatted_20_Text">
      <style:text-properties fo:font-style="italic" fo:font-weight="normal" officeooo:rsid="001b9a07" officeooo:paragraph-rsid="002a4b90" style:font-style-asian="italic" style:font-weight-asian="normal" style:font-style-complex="italic" style:font-weight-complex="normal"/>
    </style:style>
    <style:style style:name="P75" style:family="paragraph" style:parent-style-name="Preformatted_20_Text">
      <style:text-properties fo:font-style="italic" officeooo:paragraph-rsid="002a4b90" style:font-style-asian="italic" style:font-style-complex="italic"/>
    </style:style>
    <style:style style:name="P76" style:family="paragraph" style:parent-style-name="Preformatted_20_Text">
      <style:text-properties fo:font-style="italic" officeooo:rsid="002a4b90" officeooo:paragraph-rsid="002a4b90" style:font-style-asian="italic" style:font-style-complex="italic"/>
    </style:style>
    <style:style style:name="P77" style:family="paragraph" style:parent-style-name="Preformatted_20_Text">
      <style:text-properties fo:font-weight="bold" officeooo:rsid="0020586c" officeooo:paragraph-rsid="0026a3e6" style:font-weight-asian="bold" style:font-weight-complex="bold"/>
    </style:style>
    <style:style style:name="P78" style:family="paragraph" style:parent-style-name="Preformatted_20_Text">
      <style:text-properties fo:font-weight="bold" officeooo:rsid="001c3ae5" officeooo:paragraph-rsid="00255563" style:font-weight-asian="bold" style:font-weight-complex="bold"/>
    </style:style>
    <style:style style:name="P79" style:family="paragraph" style:parent-style-name="Preformatted_20_Text">
      <style:text-properties fo:font-weight="bold" officeooo:rsid="001aa8ba" officeooo:paragraph-rsid="0028a787" style:font-weight-asian="bold" style:font-weight-complex="bold"/>
    </style:style>
    <style:style style:name="P80" style:family="paragraph" style:parent-style-name="Preformatted_20_Text">
      <style:text-properties fo:font-weight="bold" officeooo:rsid="001eac61" officeooo:paragraph-rsid="0026a3e6" style:font-weight-asian="bold" style:font-weight-complex="bold"/>
    </style:style>
    <style:style style:name="P81" style:family="paragraph" style:parent-style-name="Preformatted_20_Text">
      <style:text-properties officeooo:paragraph-rsid="0028a787"/>
    </style:style>
    <style:style style:name="P82" style:family="paragraph" style:parent-style-name="Preformatted_20_Text">
      <style:text-properties officeooo:paragraph-rsid="002a4b90"/>
    </style:style>
    <style:style style:name="P83" style:family="paragraph" style:parent-style-name="Preformatted_20_Text">
      <style:paragraph-properties fo:margin-top="0in" fo:margin-bottom="0.1965in" loext:contextual-spacing="false"/>
    </style:style>
    <style:style style:name="P84" style:family="paragraph" style:parent-style-name="Preformatted_20_Text">
      <style:paragraph-properties fo:margin-top="0in" fo:margin-bottom="0.1965in" loext:contextual-spacing="false"/>
      <style:text-properties officeooo:paragraph-rsid="002491a8"/>
    </style:style>
    <style:style style:name="P85" style:family="paragraph" style:parent-style-name="Standard">
      <style:text-properties fo:font-style="italic" style:font-style-asian="italic" style:font-style-complex="italic"/>
    </style:style>
    <style:style style:name="P86" style:family="paragraph" style:parent-style-name="Standard">
      <style:text-properties fo:font-style="italic" officeooo:rsid="002b4e37" style:font-style-asian="italic" style:font-style-complex="italic"/>
    </style:style>
    <style:style style:name="P87" style:family="paragraph" style:parent-style-name="Standard">
      <style:text-properties fo:font-style="italic" officeooo:rsid="002b4e37" officeooo:paragraph-rsid="002bdc8c" style:font-style-asian="italic" style:font-style-complex="italic"/>
    </style:style>
    <style:style style:name="P88" style:family="paragraph" style:parent-style-name="Standard">
      <style:text-properties fo:font-style="italic" officeooo:rsid="002b4e37" officeooo:paragraph-rsid="0032844c" style:font-style-asian="italic" style:font-style-complex="italic"/>
    </style:style>
    <style:style style:name="P89" style:family="paragraph" style:parent-style-name="Standard">
      <style:text-properties fo:font-style="italic" officeooo:paragraph-rsid="0030d8d8" style:font-style-asian="italic" style:font-style-complex="italic"/>
    </style:style>
    <style:style style:name="P90" style:family="paragraph" style:parent-style-name="Standard">
      <style:text-properties fo:font-style="italic" officeooo:paragraph-rsid="0032844c" style:font-style-asian="italic" style:font-style-complex="italic"/>
    </style:style>
    <style:style style:name="P91" style:family="paragraph" style:parent-style-name="Standard">
      <style:text-properties fo:font-style="italic" officeooo:paragraph-rsid="00344670" style:font-style-asian="italic" style:font-style-complex="italic"/>
    </style:style>
    <style:style style:name="P92" style:family="paragraph" style:parent-style-name="Standard">
      <style:text-properties fo:font-style="italic" officeooo:paragraph-rsid="00353f20" style:font-style-asian="italic" style:font-style-complex="italic"/>
    </style:style>
    <style:style style:name="P93" style:family="paragraph" style:parent-style-name="Standard">
      <style:text-properties fo:font-style="italic" officeooo:paragraph-rsid="0035c2c8" style:font-style-asian="italic" style:font-style-complex="italic"/>
    </style:style>
    <style:style style:name="P94" style:family="paragraph" style:parent-style-name="Standard">
      <style:text-properties style:font-name="Liberation Mono" fo:font-size="10pt" fo:font-style="italic" fo:font-weight="bold" officeooo:rsid="002b4e37" officeooo:paragraph-rsid="002bdc8c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>
      <style:text-properties style:font-name="Liberation Mono" fo:font-size="10pt" fo:font-style="italic" fo:font-weight="bold" officeooo:rsid="002b4e37" officeooo:paragraph-rsid="0032844c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>
      <style:text-properties style:font-name="Liberation Mono" fo:font-size="10pt" fo:font-style="italic" officeooo:rsid="002b4e37" officeooo:paragraph-rsid="002bdc8c" style:font-size-asian="10pt" style:font-style-asian="italic" style:font-size-complex="10pt" style:font-style-complex="italic"/>
    </style:style>
    <style:style style:name="P97" style:family="paragraph" style:parent-style-name="Standard">
      <style:text-properties style:font-name="Liberation Mono" fo:font-size="10pt" fo:font-style="italic" officeooo:rsid="002b4e37" officeooo:paragraph-rsid="0032844c" style:font-size-asian="10pt" style:font-style-asian="italic" style:font-size-complex="10pt" style:font-style-complex="italic"/>
    </style:style>
    <style:style style:name="P98" style:family="paragraph" style:parent-style-name="Standard">
      <style:text-properties style:font-name="Liberation Mono" fo:font-size="10pt" officeooo:rsid="002b4e37" style:font-size-asian="10pt" style:font-size-complex="10pt"/>
    </style:style>
    <style:style style:name="P99" style:family="paragraph" style:parent-style-name="Standard">
      <style:text-properties style:font-name="Liberation Mono" fo:font-size="10pt" officeooo:rsid="002b4e37" officeooo:paragraph-rsid="002bdc8c" style:font-size-asian="10pt" style:font-size-complex="10pt"/>
    </style:style>
    <style:style style:name="P100" style:family="paragraph" style:parent-style-name="Standard">
      <style:text-properties style:font-name="Liberation Mono" fo:font-size="10pt" officeooo:rsid="002b4e37" officeooo:paragraph-rsid="002cf1cc" style:font-size-asian="10pt" style:font-size-complex="10pt"/>
    </style:style>
    <style:style style:name="P101" style:family="paragraph" style:parent-style-name="Standard">
      <style:text-properties style:font-name="Liberation Mono" fo:font-size="10pt" officeooo:rsid="002b4e37" officeooo:paragraph-rsid="0032844c" style:font-size-asian="10pt" style:font-size-complex="10pt"/>
    </style:style>
    <style:style style:name="P102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103" style:family="paragraph" style:parent-style-name="Standard">
      <style:text-properties style:font-name="Liberation Mono" fo:font-size="10pt" officeooo:paragraph-rsid="0032844c" style:font-size-asian="10pt" style:font-size-complex="10pt"/>
    </style:style>
    <style:style style:name="P104" style:family="paragraph" style:parent-style-name="Standard">
      <style:text-properties officeooo:rsid="002b4e37" officeooo:paragraph-rsid="002bdc8c"/>
    </style:style>
    <style:style style:name="P105" style:family="paragraph" style:parent-style-name="Standard">
      <style:text-properties officeooo:rsid="002b4e37" officeooo:paragraph-rsid="0032844c"/>
    </style:style>
    <style:style style:name="P106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10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officeooo:paragraph-rsid="0032844c" style:font-size-asian="12pt" style:font-size-complex="12pt"/>
    </style:style>
    <style:style style:name="P10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officeooo:paragraph-rsid="0032844c" style:font-size-asian="12pt" style:font-size-complex="12pt"/>
    </style:style>
    <style:style style:name="P109" style:family="paragraph" style:parent-style-name="Standard">
      <style:text-properties style:use-window-font-color="true" style:font-name="Liberation Serif" fo:font-size="12pt" officeooo:paragraph-rsid="0032844c" style:font-size-asian="12pt" style:font-size-complex="12pt"/>
    </style:style>
    <style:style style:name="P1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32844c" style:font-size-asian="12pt" style:font-style-asian="italic" style:font-size-complex="12pt" style:font-style-complex="italic"/>
    </style:style>
    <style:style style:name="P11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Mono1" fo:font-size="10pt" officeooo:paragraph-rsid="0032844c" style:font-size-asian="10pt" style:font-size-complex="10pt"/>
    </style:style>
    <style:style style:name="P1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Mono1" fo:font-size="10pt" fo:font-style="italic" officeooo:paragraph-rsid="0032844c" style:font-size-asian="10pt" style:font-style-asian="italic" style:font-size-complex="10pt" style:font-style-complex="italic"/>
    </style:style>
    <style:style style:name="P113" style:family="paragraph" style:parent-style-name="Standard">
      <style:text-properties style:font-name="Liberation Mono1" fo:font-size="10pt" officeooo:paragraph-rsid="0030d8d8" style:font-size-asian="10pt" style:font-size-complex="10pt"/>
    </style:style>
    <style:style style:name="P114" style:family="paragraph" style:parent-style-name="Standard">
      <style:text-properties style:font-name="Liberation Mono1" fo:font-size="10pt" officeooo:paragraph-rsid="00344670" style:font-size-asian="10pt" style:font-size-complex="10pt"/>
    </style:style>
    <style:style style:name="P115" style:family="paragraph" style:parent-style-name="Standard">
      <style:text-properties style:font-name="Liberation Mono1" fo:font-size="10pt" officeooo:paragraph-rsid="00353f20" style:font-size-asian="10pt" style:font-size-complex="10pt"/>
    </style:style>
    <style:style style:name="P116" style:family="paragraph" style:parent-style-name="Standard">
      <style:text-properties style:font-name="Liberation Mono1" fo:font-size="10pt" officeooo:paragraph-rsid="0035ea09" style:font-size-asian="10pt" style:font-size-complex="10pt"/>
    </style:style>
    <style:style style:name="P117" style:family="paragraph" style:parent-style-name="Standard">
      <style:text-properties style:font-name="Liberation Mono1" fo:font-size="10pt" fo:font-style="italic" officeooo:paragraph-rsid="00344670" style:font-size-asian="10pt" style:font-style-asian="italic" style:font-size-complex="10pt" style:font-style-complex="italic"/>
    </style:style>
    <style:style style:name="P118" style:family="paragraph" style:parent-style-name="Standard">
      <style:text-properties officeooo:paragraph-rsid="0032844c"/>
    </style:style>
    <style:style style:name="P119" style:family="paragraph" style:parent-style-name="Standard">
      <style:text-properties officeooo:paragraph-rsid="00344670"/>
    </style:style>
    <style:style style:name="P120" style:family="paragraph" style:parent-style-name="Standard">
      <style:text-properties officeooo:paragraph-rsid="00353f20"/>
    </style:style>
    <style:style style:name="P121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122" style:family="paragraph" style:parent-style-name="Heading_20_1">
      <style:text-properties style:font-name="Liberation Sans" fo:font-size="18.2000007629395pt" fo:font-style="italic" fo:font-weight="bold" officeooo:rsid="002491a8" style:font-size-asian="18.2000007629395pt" style:font-style-asian="italic" style:font-weight-asian="bold" style:font-size-complex="18.2000007629395pt" style:font-style-complex="italic" style:font-weight-complex="bold"/>
    </style:style>
    <style:style style:name="P123" style:family="paragraph" style:parent-style-name="Heading_20_1">
      <style:text-properties fo:font-style="italic" style:font-style-asian="italic" style:font-style-complex="italic"/>
    </style:style>
    <style:style style:name="P124" style:family="paragraph" style:parent-style-name="Heading_20_1">
      <style:text-properties fo:font-style="italic" officeooo:paragraph-rsid="0030d8d8" style:font-style-asian="italic" style:font-style-complex="italic"/>
    </style:style>
    <style:style style:name="P125" style:family="paragraph" style:parent-style-name="Heading_20_1">
      <style:text-properties fo:font-style="italic" officeooo:paragraph-rsid="00344670" style:font-style-asian="italic" style:font-style-complex="italic"/>
    </style:style>
    <style:style style:name="P126" style:family="paragraph" style:parent-style-name="Heading_20_1">
      <style:text-properties fo:font-style="italic" officeooo:paragraph-rsid="0035c2c8" style:font-style-asian="italic" style:font-style-complex="italic"/>
    </style:style>
    <style:style style:name="P127" style:family="paragraph" style:parent-style-name="Heading_20_1">
      <style:text-properties officeooo:paragraph-rsid="002b4e37"/>
    </style:style>
    <style:style style:name="P128" style:family="paragraph" style:parent-style-name="Heading_20_1">
      <style:text-properties officeooo:paragraph-rsid="002bdc8c"/>
    </style:style>
    <style:style style:name="P129" style:family="paragraph" style:parent-style-name="Heading_20_1">
      <style:text-properties officeooo:rsid="002ec00f" officeooo:paragraph-rsid="002ec00f"/>
    </style:style>
    <style:style style:name="P130" style:family="paragraph" style:parent-style-name="Heading_20_1">
      <style:text-properties officeooo:paragraph-rsid="0035c2c8"/>
    </style:style>
    <style:style style:name="P131" style:family="paragraph" style:parent-style-name="Heading_20_2">
      <style:text-properties officeooo:rsid="002b4e37"/>
    </style:style>
    <style:style style:name="P132" style:family="paragraph" style:parent-style-name="Heading_20_2">
      <style:text-properties officeooo:rsid="002b4e37" officeooo:paragraph-rsid="002cf1cc"/>
    </style:style>
    <style:style style:name="P133" style:family="paragraph" style:parent-style-name="Heading_20_2">
      <style:text-properties officeooo:rsid="002b4e37" officeooo:paragraph-rsid="0032844c"/>
    </style:style>
    <style:style style:name="P134" style:family="paragraph" style:parent-style-name="Heading_20_2">
      <style:text-properties officeooo:paragraph-rsid="0030d8d8"/>
    </style:style>
    <style:style style:name="P135" style:family="paragraph" style:parent-style-name="Heading_20_2">
      <style:text-properties officeooo:paragraph-rsid="0032844c"/>
    </style:style>
    <style:style style:name="P136" style:family="paragraph" style:parent-style-name="Preformatted_20_Text">
      <style:paragraph-properties fo:margin-top="0in" fo:margin-bottom="0.1965in" loext:contextual-spacing="false"/>
      <style:text-properties officeooo:paragraph-rsid="002491a8"/>
    </style:style>
    <style:style style:name="T1" style:family="text">
      <style:text-properties officeooo:rsid="0014f6f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3ae5" style:font-weight-asian="bold" style:font-weight-complex="bold"/>
    </style:style>
    <style:style style:name="T6" style:family="text">
      <style:text-properties fo:font-weight="bold" officeooo:rsid="001f7809" style:font-weight-asian="bold" style:font-weight-complex="bold"/>
    </style:style>
    <style:style style:name="T7" style:family="text">
      <style:text-properties fo:font-weight="bold" officeooo:rsid="001aa8ba" style:font-weight-asian="bold" style:font-weight-complex="bold"/>
    </style:style>
    <style:style style:name="T8" style:family="text">
      <style:text-properties fo:font-weight="bold" officeooo:rsid="002a4b9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f04ae" style:font-weight-asian="bold" style:font-weight-complex="bold"/>
    </style:style>
    <style:style style:name="T11" style:family="text">
      <style:text-properties officeooo:rsid="001aa8ba"/>
    </style:style>
    <style:style style:name="T12" style:family="text">
      <style:text-properties officeooo:rsid="001b9a07"/>
    </style:style>
    <style:style style:name="T13" style:family="text">
      <style:text-properties officeooo:rsid="001f7809"/>
    </style:style>
    <style:style style:name="T14" style:family="text">
      <style:text-properties officeooo:rsid="001e5c1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7809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eac61" style:font-style-asian="italic" style:font-style-complex="italic"/>
    </style:style>
    <style:style style:name="T19" style:family="text">
      <style:text-properties fo:font-style="italic" officeooo:rsid="002491a8" style:font-style-asian="italic" style:font-style-complex="italic"/>
    </style:style>
    <style:style style:name="T20" style:family="text">
      <style:text-properties fo:font-style="italic" officeooo:rsid="0027d4ed" style:font-style-asian="italic" style:font-style-complex="italic"/>
    </style:style>
    <style:style style:name="T21" style:family="text">
      <style:text-properties fo:font-style="italic" officeooo:rsid="0028a787" style:font-style-asian="italic" style:font-style-complex="italic"/>
    </style:style>
    <style:style style:name="T22" style:family="text">
      <style:text-properties fo:font-style="italic" officeooo:rsid="002aa0ab" style:font-style-asian="italic" style:font-style-complex="italic"/>
    </style:style>
    <style:style style:name="T23" style:family="text">
      <style:text-properties fo:font-style="italic" officeooo:rsid="002b4e37" style:font-style-asian="italic" style:font-style-complex="italic"/>
    </style:style>
    <style:style style:name="T24" style:family="text">
      <style:text-properties fo:font-style="italic" officeooo:rsid="002bdc8c" style:font-style-asian="italic" style:font-style-complex="italic"/>
    </style:style>
    <style:style style:name="T25" style:family="text">
      <style:text-properties fo:font-style="italic" officeooo:rsid="002ec00f" style:font-style-asian="italic" style:font-style-complex="italic"/>
    </style:style>
    <style:style style:name="T26" style:family="text">
      <style:text-properties fo:font-style="italic" officeooo:rsid="0032844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5c2c8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aa8ba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2f04ae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21c7c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aa8ba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a4b90" style:font-style-asian="italic" style:font-weight-asian="normal" style:font-style-complex="italic" style:font-weight-complex="normal"/>
    </style:style>
    <style:style style:name="T39" style:family="text">
      <style:text-properties officeooo:rsid="00221c7c"/>
    </style:style>
    <style:style style:name="T40" style:family="text">
      <style:text-properties style:font-name="Liberation Mono" fo:font-style="italic" officeooo:rsid="002aa0ab" style:font-style-asian="italic" style:font-style-complex="italic"/>
    </style:style>
    <style:style style:name="T41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Liberation Mono" fo:font-style="italic" fo:font-weight="normal" officeooo:rsid="0023ac9e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tyle="italic" fo:font-weight="normal" officeooo:rsid="0010c305" style:font-style-asian="italic" style:font-weight-asian="normal" style:font-style-complex="italic" style:font-weight-complex="normal"/>
    </style:style>
    <style:style style:name="T44" style:family="text">
      <style:text-properties style:font-name="Liberation Mono" fo:font-size="10pt" fo:font-style="italic" fo:font-weight="normal" officeooo:rsid="0027d4ed" style:font-size-asian="8.75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font-name="Liberation Mono" fo:font-size="10pt" fo:font-style="italic" officeooo:rsid="002b4e37" style:font-size-asian="10pt" style:font-style-asian="italic" style:font-size-complex="10pt" style:font-style-complex="italic"/>
    </style:style>
    <style:style style:name="T46" style:family="text">
      <style:text-properties style:font-name="Liberation Mono" fo:font-size="10pt" fo:font-style="italic" fo:font-weight="bold" officeooo:rsid="002b4e37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style:font-name="Liberation Mono" fo:font-size="10pt" fo:font-style="normal" fo:font-weight="normal" officeooo:rsid="0027d4ed" style:font-size-asian="8.75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Liberation Mono" fo:font-size="10pt" fo:font-style="normal" style:font-size-asian="8.75pt" style:font-style-asian="normal" style:font-size-complex="10pt" style:font-style-complex="normal"/>
    </style:style>
    <style:style style:name="T49" style:family="text">
      <style:text-properties style:font-name="Liberation Mono" fo:font-size="10pt" style:font-size-asian="8.75pt" style:font-size-complex="10pt"/>
    </style:style>
    <style:style style:name="T50" style:family="text">
      <style:text-properties style:font-name="Liberation Mono" fo:font-size="10pt" officeooo:rsid="002b4e37" style:font-size-asian="10pt" style:font-size-complex="10pt"/>
    </style:style>
    <style:style style:name="T51" style:family="text">
      <style:text-properties officeooo:rsid="002491a8"/>
    </style:style>
    <style:style style:name="T52" style:family="text">
      <style:text-properties officeooo:rsid="00255563"/>
    </style:style>
    <style:style style:name="T53" style:family="text">
      <style:text-properties fo:font-size="13pt" officeooo:rsid="0015d2e4" style:font-size-asian="13pt" style:font-size-complex="13pt"/>
    </style:style>
    <style:style style:name="T54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5" style:family="text">
      <style:text-properties officeooo:rsid="0026a3e6"/>
    </style:style>
    <style:style style:name="T56" style:family="text">
      <style:text-properties officeooo:rsid="0026fc1e"/>
    </style:style>
    <style:style style:name="T57" style:family="text">
      <style:text-properties officeooo:rsid="0027d4ed"/>
    </style:style>
    <style:style style:name="T58" style:family="text">
      <style:text-properties officeooo:rsid="0028a787"/>
    </style:style>
    <style:style style:name="T59" style:family="text">
      <style:text-properties officeooo:rsid="002a4b90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officeooo:rsid="002a83f0"/>
    </style:style>
    <style:style style:name="T62" style:family="text">
      <style:text-properties officeooo:rsid="002aa0ab"/>
    </style:style>
    <style:style style:name="T63" style:family="text">
      <style:text-properties officeooo:rsid="002b4e37"/>
    </style:style>
    <style:style style:name="T64" style:family="text">
      <style:text-properties style:font-name="Liberation Sans" fo:font-size="10pt" fo:font-style="italic" officeooo:rsid="002b4e37" style:font-size-asian="10pt" style:font-style-asian="italic" style:font-size-complex="10pt" style:font-style-complex="italic"/>
    </style:style>
    <style:style style:name="T65" style:family="text">
      <style:text-properties officeooo:rsid="002ec00f"/>
    </style:style>
    <style:style style:name="T66" style:family="text">
      <style:text-properties officeooo:rsid="002ec00f"/>
    </style:style>
    <style:style style:name="T67" style:family="text">
      <style:text-properties officeooo:rsid="0030d8d8"/>
    </style:style>
    <style:style style:name="T68" style:family="text">
      <style:text-properties officeooo:rsid="00344670"/>
    </style:style>
    <style:style style:name="T69" style:family="text">
      <style:text-properties officeooo:rsid="00353f20"/>
    </style:style>
    <style:style style:name="T70" style:family="text">
      <style:text-properties officeooo:rsid="0035c2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2" text:outline-level="1">Utility: General I/O</text:h>
      <text:h text:style-name="Heading_20_2" text:outline-level="2"><text:a xlink:type="simple" xlink:href="https://developer.gnome.org/glib/stable/glib-String-Utility-Functions.html#g-printf" text:style-name="Internet_20_link" text:visited-style-name="Visited_20_Internet_20_Link">g_printf()</text:a></text:h>
      <text:p text:style-name="P42">A wrapper around the standard printf() function.</text:p>
      <text:p text:style-name="P52"/>
      <text:p text:style-name="P52"><text:a xlink:type="simple" xlink:href="https://developer.gnome.org/glib/stable/glib-Basic-Types.html#gint" text:style-name="Internet_20_link" text:visited-style-name="Visited_20_Internet_20_Link">gint</text:a></text:p>
      <text:p text:style-name="P63">g_printf (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const *format</text:span>,</text:p>
      <text:p text:style-name="P84"><text:s text:c="10"/><text:span text:style-name="Source_20_Text">...</text:span>);</text:p>
      <text:p text:style-name="P31"/>
      <text:h text:style-name="P123" text:outline-level="1">Utility: <text:span text:style-name="T55">F</text:span>ile <text:span text:style-name="T55">I/O</text:span></text:h>
      <text:h text:style-name="Heading_20_2" text:outline-level="2"><text:a xlink:type="simple" xlink:href="https://developer.gnome.org/glib/stable/glib-File-Utilities.html#g-file-get-contents" text:style-name="Internet_20_link" text:visited-style-name="Visited_20_Internet_20_Link">g_file_get_contents()</text:a></text:h>
      <text:p text:style-name="P50"><text:span text:style-name="T17">Reads the contents of </text:span><text:span text:style-name="T19">a</text:span><text:span text:style-name="T17"> file into </text:span><text:span text:style-name="T19">a</text:span><text:span text:style-name="T17"> string.</text:span></text:p>
      <text:p text:style-name="P61"/>
      <text:p text:style-name="P61"><text:a xlink:type="simple" xlink:href="https://developer.gnome.org/glib/stable/glib-Basic-Types.html#gboolean" text:style-name="Internet_20_link" text:visited-style-name="Visited_20_Internet_20_Link"><text:span text:style-name="T42">gb</text:span></text:a><text:a xlink:type="simple" xlink:href="https://developer.gnome.org/glib/stable/glib-Basic-Types.html#gboolean" text:style-name="Internet_20_link" text:visited-style-name="Visited_20_Internet_20_Link"><text:span text:style-name="T43">oolean</text:span></text:a><text:span text:style-name="T43"> </text:span><text:span text:style-name="T41">g_file_get_contents (</text:span><text:span text:style-name="Source_20_Text"><text:span text:style-name="T41">const </text:span>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41">gchar</text:span></text:span></text:a><text:span text:style-name="Source_20_Text"><text:span text:style-name="T41"> *filename</text:span></text:span><text:span text:style-name="T41">,</text:span></text:p>
      <text:p text:style-name="P63"><text:span text:style-name="T41"><text:s text:c="21"/>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41">gchar</text:span></text:span></text:a><text:span text:style-name="Source_20_Text"><text:span text:style-name="T41"> **contents</text:span></text:span><text:span text:style-name="T41">,</text:span></text:p>
      <text:p text:style-name="P63"><text:span text:style-name="T41"><text:s text:c="21"/></text:span><text:a xlink:type="simple" xlink:href="https://developer.gnome.org/glib/stable/glib-Basic-Types.html#gsize" text:style-name="Internet_20_link" text:visited-style-name="Visited_20_Internet_20_Link"><text:span text:style-name="Source_20_Text"><text:span text:style-name="T41">gsize</text:span></text:span></text:a><text:span text:style-name="Source_20_Text"><text:span text:style-name="T41"> *length</text:span></text:span><text:span text:style-name="T41">,</text:span></text:p>
      <text:p text:style-name="P84"><text:span text:style-name="T41"><text:s text:c="21"/></text:span><text:a xlink:type="simple" xlink:href="https://developer.gnome.org/glib/stable/glib-Error-Reporting.html#GError" text:style-name="Internet_20_link" text:visited-style-name="Visited_20_Internet_20_Link"><text:span text:style-name="Source_20_Text"><text:span text:style-name="T41">GError</text:span></text:span></text:a><text:span text:style-name="Source_20_Text"><text:span text:style-name="T41"> **error</text:span></text:span><text:span text:style-name="T41">);</text:span></text:p>
      <text:p text:style-name="P48"/>
      <text:p text:style-name="P48"/>
      <text:h text:style-name="P123" text:outline-level="1">Utility: <text:span text:style-name="T55">C</text:span>omparators</text:h>
      <text:h text:style-name="Heading_20_2" text:outline-level="2"><text:a xlink:type="simple" xlink:href="https://developer.gnome.org/glib/stable/glib-Doubly-Linked-Lists.html#GCompareFunc" text:style-name="Internet_20_link" text:visited-style-name="Visited_20_Internet_20_Link"><text:span text:style-name="T53">gint int_comparator()</text:span></text:a></text:h>
      <text:p text:style-name="P43"><text:span text:style-name="T52">An integer</text:span> compar<text:span text:style-name="T52">ator</text:span> function. <text:span text:style-name="T52">U</text:span>sed to sort <text:a xlink:type="simple" xlink:href="https://developer.gnome.org/glib/stable/glib-Singly-Linked-Lists.html#GSList" text:style-name="Internet_20_link" text:visited-style-name="Visited_20_Internet_20_Link">GSList</text:a>, <text:span text:style-name="T52">and </text:span><text:a xlink:type="simple" xlink:href="https://developer.gnome.org/glib/stable/glib-Arrays.html#GArray" text:style-name="Internet_20_link" text:visited-style-name="Visited_20_Internet_20_Link"><text:span text:style-name="T52">GArray</text:span></text:a>.</text:p>
      <text:p text:style-name="P56"/>
      <text:p text:style-name="P56"><text:a xlink:type="simple" xlink:href="https://developer.gnome.org/glib/stable/glib-Basic-Types.html#gint" text:style-name="Internet_20_link" text:visited-style-name="Visited_20_Internet_20_Link">gint</text:a></text:p>
      <text:p text:style-name="P64">(*GCompareFunc) (<text:a xlink:type="simple" xlink:href="https://developer.gnome.org/glib/stable/glib-Basic-Types.html#gconstpointer" text:style-name="Internet_20_link" text:visited-style-name="Visited_20_Internet_20_Link"><text:span text:style-name="Source_20_Text">gconstpointer</text:span></text:a><text:span text:style-name="Source_20_Text"> a</text:span>,</text:p>
      <text:p text:style-name="P62"><text:s text:c="17"/><text:a xlink:type="simple" xlink:href="https://developer.gnome.org/glib/stable/glib-Basic-Types.html#gconstpointer" text:style-name="Internet_20_link" text:visited-style-name="Visited_20_Internet_20_Link"><text:span text:style-name="Source_20_Text">gconstpointer</text:span></text:a><text:span text:style-name="Source_20_Text"> b</text:span>);</text:p>
      <text:p text:style-name="P49"/>
      <text:p text:style-name="P49"/>
      <text:h text:style-name="P123" text:outline-level="1">Utility: Random number generators</text:h>
      <text:h text:style-name="Heading_20_2" text:outline-level="2"><text:a xlink:type="simple" xlink:href="https://developer.gnome.org/glib/stable/glib-Random-Numbers.html#g-random-double" text:style-name="Internet_20_link" text:visited-style-name="Visited_20_Internet_20_Link"><text:span text:style-name="T54">g_random_double()</text:span></text:a></text:h>
      <text:p text:style-name="P23"><text:span text:style-name="T18">Returns a random </text:span><text:a xlink:type="simple" xlink:href="https://developer.gnome.org/glib/stable/glib-Basic-Types.html#gdouble" text:style-name="Internet_20_link" text:visited-style-name="Visited_20_Internet_20_Link"><text:span text:style-name="T18">gdouble</text:span></text:a><text:span text:style-name="T18"> equally distributed over the range [0..1).</text:span></text:p>
      <text:p text:style-name="P23"/>
      <text:p text:style-name="P65"><text:a xlink:type="simple" xlink:href="https://developer.gnome.org/glib/stable/glib-Basic-Types.html#gdouble" text:style-name="Internet_20_link" text:visited-style-name="Visited_20_Internet_20_Link">gdouble</text:a></text:p>
      <text:p text:style-name="P83">g_random_double (<text:span text:style-name="Emphasis"><text:span text:style-name="Source_20_Text">void</text:span></text:span>);</text:p>
      <text:h text:style-name="Heading_20_2" text:outline-level="2"><text:soft-page-break/><text:a xlink:type="simple" xlink:href="https://developer.gnome.org/glib/stable/glib-Random-Numbers.html#g-random-int-range" text:style-name="Internet_20_link" text:visited-style-name="Visited_20_Internet_20_Link">g_random_int_range()</text:a></text:h>
      <text:p text:style-name="P23"><text:span text:style-name="T17">Returns a random </text:span><text:span text:style-name="T18">int </text:span><text:span text:style-name="T17">equally distributed over the range [</text:span><text:span text:style-name="Source_20_Text"><text:span text:style-name="T17">begin</text:span></text:span><text:span text:style-name="T17"> ..</text:span><text:span text:style-name="Source_20_Text"><text:span text:style-name="T17">end</text:span></text:span><text:span text:style-name="T17"> -1].</text:span></text:p>
      <text:p text:style-name="P33"/>
      <text:p text:style-name="P59"><text:a xlink:type="simple" xlink:href="https://developer.gnome.org/glib/stable/glib-Basic-Types.html#gint32" text:style-name="Internet_20_link" text:visited-style-name="Visited_20_Internet_20_Link">gint32</text:a></text:p>
      <text:p text:style-name="Preformatted_20_Text">g_random_int_range (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gint32</text:span></text:span></text:a><text:span text:style-name="Emphasis"><text:span text:style-name="Source_20_Text"> begin</text:span></text:span>,</text:p>
      <text:p text:style-name="P83"><text:s text:c="20"/>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gint32</text:span></text:span></text:a><text:span text:style-name="Emphasis"><text:span text:style-name="Source_20_Text"> end</text:span></text:span>);</text:p>
      <text:p text:style-name="P83"/>
      <text:h text:style-name="P123" text:outline-level="1">Utilit<text:span text:style-name="T62">y</text:span>: Timer</text:h>
      <text:h text:style-name="Heading_20_2" text:outline-level="2"><text:a xlink:type="simple" xlink:href="https://developer.gnome.org/glib/stable/glib-Timers.html#g-timer-new" text:style-name="Internet_20_link" text:visited-style-name="Visited_20_Internet_20_Link">g_timer_new()</text:a></text:h>
      <text:p text:style-name="P4">Creates a new <text:a xlink:type="simple" xlink:href="https://developer.gnome.org/glib/stable/glib-Timers.html#GTimer" text:style-name="Internet_20_link" text:visited-style-name="Visited_20_Internet_20_Link"><text:span text:style-name="T39">GT</text:span></text:a><text:a xlink:type="simple" xlink:href="https://developer.gnome.org/glib/stable/glib-Timers.html#GTimer" text:style-name="Internet_20_link" text:visited-style-name="Visited_20_Internet_20_Link">imer</text:a>, and starts timing.</text:p>
      <text:p text:style-name="P9"/>
      <text:p text:style-name="P66"><text:a xlink:type="simple" xlink:href="https://developer.gnome.org/glib/stable/glib-Timers.html#GTimer" text:style-name="Internet_20_link" text:visited-style-name="Visited_20_Internet_20_Link">GTimer</text:a>*</text:p>
      <text:p text:style-name="P83">g_timer_new (<text:span text:style-name="Emphasis"><text:span text:style-name="Source_20_Text">void</text:span></text:span>);</text:p>
      <text:h text:style-name="Heading_20_2" text:outline-level="2"><text:a xlink:type="simple" xlink:href="https://developer.gnome.org/glib/stable/glib-Timers.html#g-timer-stop" text:style-name="Internet_20_link" text:visited-style-name="Visited_20_Internet_20_Link"><text:span text:style-name="T60">g_timer_stop()</text:span></text:a></text:h>
      <text:p text:style-name="P3">Marks an end time.</text:p>
      <text:p text:style-name="P10"/>
      <text:p text:style-name="P67">void</text:p>
      <text:p text:style-name="P83">g_timer_stop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elapsed" text:style-name="Internet_20_link" text:visited-style-name="Visited_20_Internet_20_Link"><text:span text:style-name="T2">g_timer_elapsed()</text:span></text:a></text:h>
      <text:p text:style-name="P20"><text:span text:style-name="T35">If </text:span><text:a xlink:type="simple" xlink:href="https://developer.gnome.org/glib/stable/glib-Timers.html#GTimer" text:style-name="Internet_20_link" text:visited-style-name="Visited_20_Internet_20_Link"><text:span text:style-name="T36">GTimer</text:span></text:a><text:span text:style-name="T36"> </text:span><text:span text:style-name="T35">has been stopped, obtains the elapsed time between the time it was started and the time it was stopped.</text:span></text:p>
      <text:p text:style-name="P18"/>
      <text:p text:style-name="P77"><text:a xlink:type="simple" xlink:href="https://developer.gnome.org/glib/stable/glib-Basic-Types.html#gdouble" text:style-name="Internet_20_link" text:visited-style-name="Visited_20_Internet_20_Link"><text:span text:style-name="T17">gdouble</text:span></text:a></text:p>
      <text:p text:style-name="Preformatted_20_Text">g_timer_elapsed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,</text:p>
      <text:p text:style-name="P83"><text:s text:c="17"/><text:a xlink:type="simple" xlink:href="https://developer.gnome.org/glib/stable/glib-Basic-Types.html#gulong" text:style-name="Internet_20_link" text:visited-style-name="Visited_20_Internet_20_Link"><text:span text:style-name="Emphasis"><text:span text:style-name="Source_20_Text">gulong</text:span></text:span></text:a><text:span text:style-name="Emphasis"><text:span text:style-name="Source_20_Text"> *microseconds</text:span></text:span>);</text:p>
      <text:h text:style-name="Heading_20_2" text:outline-level="2"><text:a xlink:type="simple" xlink:href="https://developer.gnome.org/glib/stable/glib-Timers.html#g-timer-reset" text:style-name="Internet_20_link" text:visited-style-name="Visited_20_Internet_20_Link">g_timer_reset()</text:a></text:h>
      <text:p text:style-name="P18">Resets timer .</text:p>
      <text:p text:style-name="P72"/>
      <text:p text:style-name="P66">void</text:p>
      <text:p text:style-name="P83">g_timer_reset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destroy" text:style-name="Internet_20_link" text:visited-style-name="Visited_20_Internet_20_Link">g_timer_destroy()</text:a></text:h>
      <text:p text:style-name="P18">Destroys a timer, freeing associated resources.</text:p>
      <text:p text:style-name="P77"/>
      <text:p text:style-name="P66">void</text:p>
      <text:p text:style-name="P83">g_timer_destroy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);</text:p>
      <text:h text:style-name="P123" text:outline-level="1"><text:soft-page-break/>Data structure: Arrays</text:h>
      <text:h text:style-name="Heading_20_2" text:outline-level="2"><text:a xlink:type="simple" xlink:href="https://developer.gnome.org/glib/stable/glib-Arrays.html#g-array-new" text:style-name="Internet_20_link" text:visited-style-name="Visited_20_Internet_20_Link">g_array_new()</text:a></text:h>
      <text:p text:style-name="P12">Creates a new <text:a xlink:type="simple" xlink:href="https://developer.gnome.org/glib/stable/glib-Arrays.html#GArray" text:style-name="Internet_20_link" text:visited-style-name="Visited_20_Internet_20_Link">GArray</text:a>.</text:p>
      <text:p text:style-name="P73"/>
      <text:p text:style-name="P73"><text:a xlink:type="simple" xlink:href="https://developer.gnome.org/glib/stable/glib-Arrays.html#GArray" text:style-name="Internet_20_link" text:visited-style-name="Visited_20_Internet_20_Link">GArray</text:a>*</text:p>
      <text:p text:style-name="Preformatted_20_Text">g_array_new (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gboolean</text:span></text:span></text:a><text:span text:style-name="Emphasis"><text:span text:style-name="Source_20_Text"> zero_terminated</text:span></text:span>,</text:p>
      <text:p text:style-name="Preformatted_20_Text"><text:s text:c="13"/>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gboolean</text:span></text:span></text:a><text:span text:style-name="Emphasis"><text:span text:style-name="Source_20_Text"> clear_</text:span></text:span>,</text:p>
      <text:p text:style-name="P83"><text:s text:c="13"/><text:a xlink:type="simple" xlink:href="https://developer.gnome.org/glib/stable/glib-Basic-Types.html#guint" text:style-name="Internet_20_link" text:visited-style-name="Visited_20_Internet_20_Link"><text:span text:style-name="Emphasis"><text:span text:style-name="Source_20_Text">guint</text:span></text:span></text:a><text:span text:style-name="Emphasis"><text:span text:style-name="Source_20_Text"> element_size</text:span></text:span>);</text:p>
      <text:h text:style-name="Heading_20_2" text:outline-level="2"><text:a xlink:type="simple" xlink:href="https://developer.gnome.org/glib/stable/glib-Arrays.html#g-array-append-val" text:style-name="Internet_20_link" text:visited-style-name="Visited_20_Internet_20_Link"><text:span text:style-name="T11">g_array_append_val()</text:span></text:a></text:h>
      <text:p text:style-name="P45">Adds the value to the end of the dynamic array.</text:p>
      <text:p text:style-name="P45"/>
      <text:p text:style-name="P58">#define <text:s text:c="12"/>g_array_append_val(a,v)</text:p>
      <text:p text:style-name="P32"/>
      <text:h text:style-name="Heading_20_2" text:outline-level="2"><text:a xlink:type="simple" xlink:href="https://developer.gnome.org/glib/stable/glib-Arrays.html#g-array-sort" text:style-name="Internet_20_link" text:visited-style-name="Visited_20_Internet_20_Link">g_array_sort()</text:a></text:h>
      <text:p text:style-name="P43">Sorts the given <text:a xlink:type="simple" xlink:href="https://developer.gnome.org/glib/stable/glib-Arrays.html#GArray" text:style-name="Internet_20_link" text:visited-style-name="Visited_20_Internet_20_Link">G</text:a><text:a xlink:type="simple" xlink:href="https://developer.gnome.org/glib/stable/glib-Arrays.html#GArray" text:style-name="Internet_20_link" text:visited-style-name="Visited_20_Internet_20_Link"><text:span text:style-name="T12">Array</text:span></text:a> according to the given comparison function.</text:p>
      <text:p text:style-name="P21"/>
      <text:p text:style-name="P70">void</text:p>
      <text:p text:style-name="Preformatted_20_Text">g_array_sort (<text:a xlink:type="simple" xlink:href="https://developer.gnome.org/glib/stable/glib-Arrays.html#GArray" text:style-name="Internet_20_link" text:visited-style-name="Visited_20_Internet_20_Link"><text:span text:style-name="Emphasis"><text:span text:style-name="Source_20_Text">GArray</text:span></text:span></text:a><text:span text:style-name="Emphasis"><text:span text:style-name="Source_20_Text"> *array</text:span></text:span>,</text:p>
      <text:p text:style-name="P83"><text:s text:c="14"/>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83"/>
      <text:h text:style-name="Heading_20_2" text:outline-level="2">find_element()</text:h>
      <text:p text:style-name="P45">Searches for element x in a <text:a xlink:type="simple" xlink:href="https://developer.gnome.org/glib/stable/glib-Arrays.html#GArray" text:style-name="Internet_20_link" text:visited-style-name="Visited_20_Internet_20_Link">GArray</text:a> and prints if it is found or not.</text:p>
      <text:p text:style-name="P79"/>
      <text:p text:style-name="P71">void</text:p>
      <text:p text:style-name="P81"><text:span text:style-name="T58">find</text:span>_<text:span text:style-name="T58">element </text:span>(<text:span text:style-name="T21">int x, </text:span></text:p>
      <text:p text:style-name="P81"><text:span text:style-name="Source_20_Text"><text:span text:style-name="T17"><text:tab/><text:tab/> <text:s/></text:span></text:span><text:a xlink:type="simple" xlink:href="https://developer.gnome.org/glib/stable/glib-Arrays.html#GArray" text:style-name="Internet_20_link" text:visited-style-name="Visited_20_Internet_20_Link"><text:span text:style-name="Source_20_Text"><text:span text:style-name="T17">GArray</text:span></text:span></text:a><text:span text:style-name="Source_20_Text"><text:span text:style-name="T17"> *array</text:span></text:span><text:span text:style-name="T31">);</text:span></text:p>
      <text:p text:style-name="P5"/>
      <text:h text:style-name="Heading_20_2" text:outline-level="2">print_array()</text:h>
      <text:p text:style-name="P13">Prints the elements of the given <text:a xlink:type="simple" xlink:href="https://developer.gnome.org/glib/stable/glib-Arrays.html#GArray" text:style-name="Internet_20_link" text:visited-style-name="Visited_20_Internet_20_Link">GArray</text:a>.</text:p>
      <text:p text:style-name="P79"/>
      <text:p text:style-name="P75"><text:span text:style-name="T8">v</text:span><text:span text:style-name="T7">oid</text:span></text:p>
      <text:p text:style-name="P82"><text:span text:style-name="T59">print</text:span>_<text:span text:style-name="T59">array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17">GArray</text:span></text:span></text:a><text:span text:style-name="Source_20_Text"><text:span text:style-name="T17"> *array</text:span></text:span><text:span text:style-name="T31">);</text:span></text:p>
      <text:p text:style-name="P6"/>
      <text:h text:style-name="Heading_20_2" text:outline-level="2"><text:a xlink:type="simple" xlink:href="https://developer.gnome.org/glib/stable/glib-Arrays.html#g-array-index" text:style-name="Internet_20_link" text:visited-style-name="Visited_20_Internet_20_Link">g_array_index(</text:a><text:a xlink:type="simple" xlink:href="https://developer.gnome.org/glib/stable/glib-Arrays.html#g-array-index" text:style-name="Internet_20_link" text:visited-style-name="Visited_20_Internet_20_Link">)</text:a></text:h>
      <text:p text:style-name="P13">Returns the element of <text:a xlink:type="simple" xlink:href="https://developer.gnome.org/glib/stable/glib-Arrays.html#GArray" text:style-name="Internet_20_link" text:visited-style-name="Visited_20_Internet_20_Link">GArray</text:a> at <text:span text:style-name="T59">an </text:span>index.</text:p>
      <text:p text:style-name="P13"/>
      <text:p text:style-name="P74">#define<text:tab/>g_array_index(<text:a xlink:type="simple" xlink:href="https://developer.gnome.org/glib/stable/glib-Arrays.html#GArray" text:style-name="Internet_20_link" text:visited-style-name="Visited_20_Internet_20_Link"><text:span text:style-name="T59">GArray</text:span></text:a><text:span text:style-name="T59"> * </text:span>a<text:span text:style-name="T59">rray</text:span>,</text:p>
      <text:p text:style-name="P74"><text:span text:style-name="T59"><text:tab/><text:tab/><text:tab/><text:tab/> <text:s/></text:span><text:a xlink:type="simple" xlink:href="https://developer.gnome.org/glib/stable/glib-Basic-Types.html#guint" text:style-name="Internet_20_link" text:visited-style-name="Visited_20_Internet_20_Link"><text:span text:style-name="T59">guint</text:span></text:a> <text:span text:style-name="T61">element_size</text:span>, </text:p>
      <text:p text:style-name="P74"><text:span text:style-name="T59"><text:tab/><text:tab/><text:tab/><text:tab/> <text:s/></text:span><text:a xlink:type="simple" xlink:href="https://developer.gnome.org/glib/stable/glib-Basic-Types.html#guint" text:style-name="Internet_20_link" text:visited-style-name="Visited_20_Internet_20_Link"><text:span text:style-name="T59">guint</text:span></text:a><text:span text:style-name="T59"> </text:span>i<text:span text:style-name="T59">ndex</text:span>);</text:p>
      <text:h text:style-name="Heading_20_2" text:outline-level="2"><text:soft-page-break/>array_print_2d()</text:h>
      <text:p text:style-name="P46">Prints the 2 dimensional array.</text:p>
      <text:p text:style-name="P34"/>
      <text:p text:style-name="P75"><text:span text:style-name="T8">v</text:span><text:span text:style-name="T7">oid</text:span></text:p>
      <text:p text:style-name="P82"><text:span text:style-name="T59">array_print</text:span>_<text:span text:style-name="T59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17">GArray</text:span></text:span></text:a><text:span text:style-name="Source_20_Text"><text:span text:style-name="T17"> *array</text:span></text:span></text:p>
      <text:p text:style-name="P82"><text:span text:style-name="Source_20_Text"><text:span text:style-name="T31"><text:tab/> <text:s text:c="4"/><text:tab/> <text:s text:c="3"/></text:span></text:span><text:span text:style-name="Source_20_Text"><text:span text:style-name="T37">int</text:span></text:span><text:span text:style-name="Source_20_Text"><text:span text:style-name="T31"> </text:span></text:span><text:span text:style-name="Source_20_Text"><text:span text:style-name="T38">row,</text:span></text:span></text:p>
      <text:p text:style-name="P82"><text:span text:style-name="Source_20_Text"><text:span text:style-name="T31"><text:tab/><text:tab/> <text:s text:c="3"/></text:span></text:span><text:span text:style-name="Source_20_Text"><text:span text:style-name="T38">int col</text:span></text:span><text:span text:style-name="T31">);</text:span></text:p>
      <text:p text:style-name="P37"/>
      <text:h text:style-name="Heading_20_2" text:outline-level="2">array_trace_2d()</text:h>
      <text:p text:style-name="P47">Calculates the trace of <text:span text:style-name="T52">a two dimensional</text:span> <text:span text:style-name="T59">square </text:span>matrix <text:span text:style-name="T52">stored in a one dimensional array</text:span>.</text:p>
      <text:p text:style-name="P35"/>
      <text:p text:style-name="P76"><text:span text:style-name="T8">i</text:span><text:span text:style-name="T4">nt</text:span></text:p>
      <text:p text:style-name="P82"><text:span text:style-name="T59">array_print</text:span>_<text:span text:style-name="T59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17">GArray</text:span></text:span></text:a><text:span text:style-name="Source_20_Text"><text:span text:style-name="T17"> *array</text:span></text:span></text:p>
      <text:p text:style-name="P82"><text:span text:style-name="Source_20_Text"><text:span text:style-name="T31"><text:tab/><text:tab/> <text:s text:c="3"/></text:span></text:span><text:span text:style-name="Source_20_Text"><text:span text:style-name="T38">int row</text:span></text:span><text:span text:style-name="T31">);</text:span></text:p>
      <text:p text:style-name="P38"/>
      <text:p text:style-name="P38"/>
      <text:p text:style-name="P38"/>
      <text:p text:style-name="P38"/>
      <text:h text:style-name="P127" text:outline-level="1"><text:span text:style-name="T23">Data structure: Balanced BST</text:span><text:span text:style-name="T64"> </text:span></text:h>
      <text:h text:style-name="P131" text:outline-level="2">balanced_bst_new ()</text:h>
      <text:p text:style-name="Standard"><text:span text:style-name="T23">Creates a new balanced bst and returns a pointer to it</text:span><text:span text:style-name="T63"> </text:span></text:p>
      <text:p text:style-name="P29"/>
      <text:p text:style-name="P29"><text:span text:style-name="T46">Bst</text:span><text:span text:style-name="T50"> </text:span><text:span text:style-name="T46">*</text:span></text:p>
      <text:p text:style-name="P29"><text:span text:style-name="T50">balanced_bst_new ();</text:span><text:span text:style-name="T63"> </text:span></text:p>
      <text:p text:style-name="Standard"/>
      <text:h text:style-name="P131" text:outline-level="2">balanced_bst_insert_file() </text:h>
      <text:p text:style-name="P86">Inserts elements from a file to the tree</text:p>
      <text:p text:style-name="P1"/>
      <text:p text:style-name="P94">gboolean</text:p>
      <text:p text:style-name="P27"><text:span text:style-name="T63">balanced_bst_insert_file (</text:span><text:span text:style-name="T23">Bst * tree, </text:span></text:p>
      <text:p text:style-name="P27"><text:span text:style-name="T23"><text:tab/><text:tab/><text:tab/><text:tab/> <text:s/>const char * in_file</text:span><text:span text:style-name="T63">);</text:span></text:p>
      <text:p text:style-name="Standard"/>
      <text:h text:style-name="P131" text:outline-level="2">balanced_bst_insert() </text:h>
      <text:p text:style-name="Standard"><text:span text:style-name="T23">Inserts an element into the tree and balances the tree</text:span><text:span text:style-name="T63"> </text:span></text:p>
      <text:p text:style-name="P27"/>
      <text:p text:style-name="P94">gboolean</text:p>
      <text:p text:style-name="P27"><text:span text:style-name="T63">balanced_bst_insert (</text:span><text:span text:style-name="T23">Bst * tree,</text:span></text:p>
      <text:p text:style-name="P27"><text:span text:style-name="T23"><text:tab/><text:tab/><text:tab/> <text:s text:c="2"/>int element</text:span><text:span text:style-name="T63">); </text:span></text:p>
      <text:p text:style-name="P98"/>
      <text:h text:style-name="P131" text:outline-level="2">balanced_bst_search ()</text:h>
      <text:p text:style-name="Standard"><text:span text:style-name="T23">Searches for an element in the tree</text:span><text:span text:style-name="T63"> </text:span></text:p>
      <text:p text:style-name="P27"/>
      <text:p text:style-name="P94"><text:soft-page-break/>gboolean</text:p>
      <text:p text:style-name="P27"><text:span text:style-name="T63">balanced_bst_search (</text:span><text:span text:style-name="T23">Bst * tree, </text:span></text:p>
      <text:p text:style-name="P29"><text:span text:style-name="T45"><text:tab/><text:tab/><text:tab/> <text:s text:c="2"/>int element</text:span><text:span text:style-name="T50">);</text:span></text:p>
      <text:p text:style-name="P99"/>
      <text:h text:style-name="P131" text:outline-level="2">balanced_bst_delete() </text:h>
      <text:p text:style-name="P87">Deletes the element and balances the tree</text:p>
      <text:p text:style-name="P104"/>
      <text:p text:style-name="P94">gboolean</text:p>
      <text:p text:style-name="P27"><text:span text:style-name="T63">balanced_bst_delete <text:s/>(</text:span><text:span text:style-name="T23">Bst * tree,</text:span></text:p>
      <text:p text:style-name="P27"><text:span text:style-name="T23"><text:tab/><text:tab/><text:tab/> <text:s text:c="3"/>int element</text:span><text:span text:style-name="T63">); </text:span></text:p>
      <text:p text:style-name="P98"/>
      <text:h text:style-name="P131" text:outline-level="2">balanced_bst_inorder() </text:h>
      <text:p text:style-name="Standard"><text:span text:style-name="T23">Prints the inorder traversal of the tree</text:span><text:span text:style-name="T63"> </text:span></text:p>
      <text:p text:style-name="Standard"/>
      <text:p text:style-name="P94">void</text:p>
      <text:p text:style-name="P99">balanced_bst_inorder (<text:span text:style-name="T17">Bst * tree</text:span>); </text:p>
      <text:p text:style-name="P100"/>
      <text:h text:style-name="P132" text:outline-level="2">balanced_bst_preoder ()</text:h>
      <text:p text:style-name="Standard"><text:span text:style-name="T23">Prints the preorder traversal of the tree</text:span><text:span text:style-name="T63"> </text:span></text:p>
      <text:p text:style-name="Standard"/>
      <text:p text:style-name="P94">void</text:p>
      <text:p text:style-name="P99">balanced_bst_preorder (<text:span text:style-name="T17">Bst * tree</text:span>); </text:p>
      <text:p text:style-name="P27"/>
      <text:h text:style-name="P131" text:outline-level="2">balanced_bst_postorder() </text:h>
      <text:p text:style-name="P86">Prints the postorder traversal of the tree </text:p>
      <text:p text:style-name="Standard"/>
      <text:p text:style-name="P94">void</text:p>
      <text:p text:style-name="P27"><text:span text:style-name="T63">balanced_bst_postorder (</text:span><text:span text:style-name="T23">Bst * tree</text:span><text:span text:style-name="T63">); </text:span></text:p>
      <text:p text:style-name="P27"/>
      <text:p text:style-name="P27"/>
      <text:p text:style-name="P27"/>
      <text:p text:style-name="P27"/>
      <text:h text:style-name="P129" text:outline-level="1"><text:span text:style-name="T23">D</text:span><text:span text:style-name="T17">ata structure: </text:span><text:span text:style-name="T26">BST</text:span></text:h>
      <text:h text:style-name="P133" text:outline-level="2">bst_new ()</text:h>
      <text:p text:style-name="P118"><text:span text:style-name="T23">Creates a new </text:span><text:span text:style-name="T24">un</text:span><text:span text:style-name="T23">balanced bst and returns a pointer to it</text:span><text:span text:style-name="T63"> </text:span></text:p>
      <text:p text:style-name="P118"/>
      <text:p text:style-name="P118"><text:span text:style-name="T46">Bst</text:span><text:span text:style-name="T50"> </text:span><text:span text:style-name="T46">*</text:span></text:p>
      <text:p text:style-name="P118"><text:span text:style-name="T50">bst_new ();</text:span><text:span text:style-name="T63"> </text:span></text:p>
      <text:p text:style-name="P118"/>
      <text:h text:style-name="P133" text:outline-level="2">bst_insert_file ()</text:h>
      <text:p text:style-name="P88">Inserts elements from a file to the tree</text:p>
      <text:p text:style-name="P90"/>
      <text:p text:style-name="P95"><text:soft-page-break/>gboolean</text:p>
      <text:p text:style-name="P103"><text:span text:style-name="T63">bst_insert_file (</text:span><text:span text:style-name="T23">Bst * tree, </text:span></text:p>
      <text:p text:style-name="P103"><text:span text:style-name="T23"><text:tab/><text:tab/> <text:s text:c="4"/>const char * in_file</text:span><text:span text:style-name="T63">);</text:span></text:p>
      <text:p text:style-name="P118"/>
      <text:h text:style-name="P133" text:outline-level="2">bst_insert() </text:h>
      <text:p text:style-name="P118"><text:span text:style-name="T23">Inserts an element into the tree and balances the tree</text:span><text:span text:style-name="T63"> </text:span></text:p>
      <text:p text:style-name="P103"/>
      <text:p text:style-name="P95">gboolean</text:p>
      <text:p text:style-name="P103"><text:span text:style-name="T63">bst_insert (</text:span><text:span text:style-name="T23">Bst * tree,</text:span></text:p>
      <text:p text:style-name="P103"><text:span text:style-name="T23"><text:s text:c="5"/><text:tab/> <text:s text:c="5"/>int element</text:span><text:span text:style-name="T63">); </text:span></text:p>
      <text:p text:style-name="P101"/>
      <text:h text:style-name="P133" text:outline-level="2">bst_search() </text:h>
      <text:p text:style-name="P118"><text:span text:style-name="T23">Searches for an element in the tree</text:span><text:span text:style-name="T63"> </text:span></text:p>
      <text:p text:style-name="P103"/>
      <text:p text:style-name="P95">gboolean</text:p>
      <text:p text:style-name="P103"><text:span text:style-name="T63">bst_search<text:tab/>(</text:span><text:span text:style-name="T23">Bst * tree, </text:span></text:p>
      <text:p text:style-name="P118"><text:span text:style-name="T45"><text:tab/><text:tab/> int element</text:span><text:span text:style-name="T50">);</text:span></text:p>
      <text:p text:style-name="P101"/>
      <text:h text:style-name="P133" text:outline-level="2">bst_delete ()</text:h>
      <text:p text:style-name="P88">Deletes the element and balances the tree</text:p>
      <text:p text:style-name="P105"/>
      <text:p text:style-name="P95">gboolean</text:p>
      <text:p text:style-name="P103"><text:span text:style-name="T63">bst_delete<text:tab/>(</text:span><text:span text:style-name="T23">Bst * tree,</text:span></text:p>
      <text:p text:style-name="P103"><text:span text:style-name="T23"><text:tab/> <text:s/><text:tab/> int element</text:span><text:span text:style-name="T63">); </text:span></text:p>
      <text:p text:style-name="P101"/>
      <text:h text:style-name="P133" text:outline-level="2">bst_inorder ()</text:h>
      <text:p text:style-name="P118"><text:span text:style-name="T23">Prints the inorder traversal of the tree</text:span><text:span text:style-name="T63"> </text:span></text:p>
      <text:p text:style-name="P118"/>
      <text:p text:style-name="P95">void</text:p>
      <text:p text:style-name="P101">bst_inorder (<text:span text:style-name="T17">Bst * tree</text:span>); </text:p>
      <text:p text:style-name="P103"/>
      <text:h text:style-name="P133" text:outline-level="2">bst_preoder ()</text:h>
      <text:p text:style-name="P118"><text:span text:style-name="T23">Prints the preorder traversal of the tree</text:span><text:span text:style-name="T63"> </text:span></text:p>
      <text:p text:style-name="P118"/>
      <text:p text:style-name="P95">void</text:p>
      <text:p text:style-name="P101">bst_preorder (<text:span text:style-name="T17">Bst * tree</text:span>); </text:p>
      <text:p text:style-name="P103"/>
      <text:h text:style-name="P133" text:outline-level="2">bst_postorder() </text:h>
      <text:p text:style-name="P88">Prints the postorder traversal of the tree </text:p>
      <text:p text:style-name="P118"/>
      <text:p text:style-name="P95">void</text:p>
      <text:p text:style-name="P97">bst_postorder (Bst * tree); </text:p>
      <text:p text:style-name="P109"><text:span text:style-name="T65"/></text:p>
      <text:p text:style-name="P106"><text:span text:style-name="T25"/></text:p>
      <text:h text:style-name="P128" text:outline-level="1"><text:soft-page-break/><text:span text:style-name="T23">Data structure: </text:span><text:span text:style-name="T26">Complex Numbers</text:span><text:span text:style-name="T64"> </text:span></text:h>
      <text:h text:style-name="P135" text:outline-level="2">complex_add<text:span text:style-name="T65">()</text:span></text:h>
      <text:p text:style-name="P110">The real parts and the imaginary parts are added respectively.</text:p>
      <text:p text:style-name="P111"><text:span text:style-name="T30"/></text:p>
      <text:p text:style-name="P111"><text:span text:style-name="T30">COMPLEX</text:span> </text:p>
      <text:p text:style-name="P111">complex_add <text:s/>(<text:span text:style-name="T17">COMPLEX c1,</text:span></text:p>
      <text:p text:style-name="P111"><text:span text:style-name="T17"><text:tab/><text:tab/> <text:s text:c="3"/>COMPLEX c2</text:span>);</text:p>
      <text:p text:style-name="P107"/>
      <text:h text:style-name="P135" text:outline-level="2">complex_subtract<text:span text:style-name="T65">()</text:span></text:h>
      <text:p text:style-name="P110">The real parts and the imaginary parts are subtracted respectively.</text:p>
      <text:p text:style-name="P111"><text:span text:style-name="T30"/></text:p>
      <text:p text:style-name="P111"><text:span text:style-name="T30">COMPLEX</text:span> </text:p>
      <text:p text:style-name="P111">complex_subtract <text:s/>(<text:span text:style-name="T17">COMPLEX c1,</text:span></text:p>
      <text:p text:style-name="P111"><text:span text:style-name="T17"><text:tab/><text:tab/><text:tab/> <text:s text:c="4"/>COMPLEX c2</text:span>);</text:p>
      <text:p text:style-name="P107"/>
      <text:h text:style-name="P135" text:outline-level="2">complex_multiply<text:span text:style-name="T65">()</text:span></text:h>
      <text:p text:style-name="P110">Multiplies two complex numbers.</text:p>
      <text:p text:style-name="P111"><text:span text:style-name="T30"/></text:p>
      <text:p text:style-name="P111"><text:span text:style-name="T30">COMPLEX</text:span> </text:p>
      <text:p text:style-name="P111">complex_multiply <text:s/>(<text:span text:style-name="T17">COMPLEX c1,</text:span></text:p>
      <text:p text:style-name="P111"><text:span text:style-name="T17"><text:tab/><text:tab/><text:tab/> <text:s/><text:tab/>COMPLEX c2</text:span>);</text:p>
      <text:p text:style-name="P107"/>
      <text:h text:style-name="P135" text:outline-level="2">complex_magnitude<text:span text:style-name="T65">()</text:span></text:h>
      <text:p text:style-name="P110">Returns a float value which is absolute value of the complex number.</text:p>
      <text:p text:style-name="P112"><text:span text:style-name="T10"/></text:p>
      <text:p text:style-name="P112"><text:span text:style-name="T10">d</text:span><text:span text:style-name="T4">ouble</text:span></text:p>
      <text:p text:style-name="P111">complex_magnitude <text:s/>(<text:span text:style-name="T17">COMPLEX c1</text:span>);</text:p>
      <text:p text:style-name="P107"/>
      <text:h text:style-name="P135" text:outline-level="2">complex_argument<text:span text:style-name="T65">()</text:span></text:h>
      <text:p text:style-name="P110">Returns a float value which i<text:span text:style-name="T65">s</text:span> argument of the complex number.</text:p>
      <text:p text:style-name="P111"><text:span text:style-name="T34"/></text:p>
      <text:p text:style-name="P111"><text:span text:style-name="T34">d</text:span><text:span text:style-name="T30">ouble</text:span><text:span text:style-name="T4"> </text:span></text:p>
      <text:p text:style-name="P111">complex_argument <text:s/>(<text:span text:style-name="T17">COMPLEX c1</text:span>);</text:p>
      <text:p text:style-name="P107"/>
      <text:h text:style-name="P135" text:outline-level="2">complex_init<text:span text:style-name="T65">()</text:span></text:h>
      <text:p text:style-name="P110">Initialises the COMPLEX which Ptr is pointing to.</text:p>
      <text:p text:style-name="P111"><text:span text:style-name="T30"/></text:p>
      <text:p text:style-name="P111"><text:span text:style-name="T30">void</text:span> </text:p>
      <text:p text:style-name="P111">complex_init (<text:span text:style-name="T17">COMPLEX</text:span> <text:span text:style-name="T17">*Ptr</text:span>);</text:p>
      <text:p text:style-name="P107"/>
      <text:h text:style-name="P135" text:outline-level="2"><text:soft-page-break/>complex_assign<text:span text:style-name="T65">()</text:span></text:h>
      <text:p text:style-name="P110">Assigns the corresponding members of the COMPLEX with the given values.</text:p>
      <text:p text:style-name="P111"><text:span text:style-name="T30"/></text:p>
      <text:p text:style-name="P111"><text:span text:style-name="T30">void</text:span> </text:p>
      <text:p text:style-name="P111">complex_assign (<text:span text:style-name="T17">COMPLEX *fPtr, </text:span></text:p>
      <text:p text:style-name="P112"><text:tab/><text:tab/><text:tab/> <text:s/>double real,</text:p>
      <text:p text:style-name="P111"><text:span text:style-name="T17"><text:tab/><text:tab/><text:tab/> <text:s/></text:span><text:span text:style-name="T17">double</text:span><text:span text:style-name="T17"> img</text:span>);</text:p>
      <text:p text:style-name="P107"/>
      <text:h text:style-name="P135" text:outline-level="2">complex_print<text:span text:style-name="T65">()</text:span></text:h>
      <text:p text:style-name="P110">The COMPLEX c is printed in the format real + i imaginary.</text:p>
      <text:p text:style-name="P111"><text:span text:style-name="T30"/></text:p>
      <text:p text:style-name="P111"><text:span text:style-name="T30">void</text:span> </text:p>
      <text:p text:style-name="P111">complex_print (<text:span text:style-name="T17">COMPLEX c</text:span>);</text:p>
      <text:p text:style-name="P107"/>
      <text:p text:style-name="P107"/>
      <text:p text:style-name="P96"/>
      <text:h text:style-name="P125" text:outline-level="1"><text:span text:style-name="T63"><text:s/>Data structure: Graphs</text:span></text:h>
      <text:p text:style-name="Standard"/>
      <text:h text:style-name="Heading_20_2" text:outline-level="2"><text:span text:style-name="T68">graph_</text:span>min_<text:span text:style-name="T68">d</text:span>istance<text:span text:style-name="T68">()</text:span></text:h>
      <text:p text:style-name="P1">Find the vertex with minimum distance value, from the set of vertices not yet included in shortest path tree</text:p>
      <text:p text:style-name="Standard"/>
      <text:p text:style-name="P114"><text:span text:style-name="T30">int</text:span> </text:p>
      <text:p text:style-name="P114">graph_min_distance (<text:span text:style-name="T17">int dist[],</text:span></text:p>
      <text:p text:style-name="P117"><text:tab/><text:tab/><text:tab/> <text:s/>bool visited[],</text:p>
      <text:p text:style-name="P114"><text:span text:style-name="T17"><text:tab/><text:tab/><text:tab/> <text:s/>int v</text:span>);</text:p>
      <text:p text:style-name="Standard"/>
      <text:h text:style-name="Heading_20_2" text:outline-level="2">graph_print_solution<text:span text:style-name="T68">()</text:span></text:h>
      <text:p text:style-name="P91">Print the constructed distance array (dijkstra's algorithm)</text:p>
      <text:p text:style-name="Standard"/>
      <text:p text:style-name="P114"><text:span text:style-name="T30">int</text:span> </text:p>
      <text:p text:style-name="P114">graph_print_solution (<text:span text:style-name="T17">int dist[],</text:span></text:p>
      <text:p text:style-name="P117"><text:tab/><text:tab/><text:tab/> <text:s text:c="3"/>int v,</text:p>
      <text:p text:style-name="P114"><text:span text:style-name="T17"><text:tab/><text:tab/><text:tab/> <text:s text:c="3"/>int src</text:span>);</text:p>
      <text:p text:style-name="Standard"/>
      <text:h text:style-name="Heading_20_2" text:outline-level="2">graph_dijkstra<text:span text:style-name="T68">()</text:span></text:h>
      <text:p text:style-name="P1">Function that implements Dijkstra's single source shortest path algorithm for a graph represented using adjacency matrix representation</text:p>
      <text:p text:style-name="Standard"><text:s/></text:p>
      <text:p text:style-name="P114"><text:span text:style-name="T30">void</text:span> </text:p>
      <text:p text:style-name="P114">graph_dijkstra (<text:span text:style-name="T17">Graph * g,</text:span></text:p>
      <text:p text:style-name="P114"><text:span text:style-name="T17"><text:tab/><text:tab/> <text:s text:c="3"/>int src</text:span>);</text:p>
      <text:p text:style-name="Standard"/>
      <text:h text:style-name="Heading_20_2" text:outline-level="2"><text:soft-page-break/>graph_new<text:span text:style-name="T68">()</text:span></text:h>
      <text:p text:style-name="P1">Creates a graph with V vertices, E edges and allocates space for edge list &amp; adjacency matrix</text:p>
      <text:p text:style-name="Standard"><text:s/></text:p>
      <text:p text:style-name="P114"><text:span text:style-name="T30">Graph *</text:span></text:p>
      <text:p text:style-name="P114">graph_new (<text:span text:style-name="T17">int V,</text:span></text:p>
      <text:p text:style-name="P117"><text:tab/> <text:s text:c="4"/>int E,</text:p>
      <text:p text:style-name="P114"><text:span text:style-name="T17"><text:tab/> <text:s text:c="4"/>int d</text:span>);</text:p>
      <text:p text:style-name="Standard"/>
      <text:h text:style-name="Heading_20_2" text:outline-level="2">graph_file_insert<text:span text:style-name="T68">()</text:span></text:h>
      <text:p text:style-name="P1">Insert data from file(adjacency matrix representation) to graph</text:p>
      <text:p text:style-name="Standard"/>
      <text:p text:style-name="P114"><text:span text:style-name="T30">Graph *</text:span> </text:p>
      <text:p text:style-name="P114">graph_file_insert (<text:span text:style-name="T17">const char * filename</text:span>);</text:p>
      <text:p text:style-name="P119"/>
      <text:h text:style-name="Heading_20_2" text:outline-level="2">graph_find<text:span text:style-name="T69">()</text:span></text:h>
      <text:p text:style-name="P1">Function to find set of an element <text:span text:style-name="T69">i </text:span>(uses path compression technique)</text:p>
      <text:p text:style-name="Standard"><text:s/></text:p>
      <text:p text:style-name="P115"><text:span text:style-name="T30">int</text:span> </text:p>
      <text:p text:style-name="P115">graph_find (<text:span text:style-name="T17">subset s[], </text:span></text:p>
      <text:p text:style-name="P115"><text:span text:style-name="T17"><text:tab/><text:tab/>int i</text:span>);</text:p>
      <text:p text:style-name="Standard"/>
      <text:p text:style-name="Standard"/>
      <text:h text:style-name="Heading_20_2" text:outline-level="2">graph_union<text:span text:style-name="T69">()</text:span></text:h>
      <text:p text:style-name="P1">Function that does union of two sets of x and y (uses union by rank)</text:p>
      <text:p text:style-name="Standard"><text:s/></text:p>
      <text:p text:style-name="P115"><text:span text:style-name="T30">void</text:span> </text:p>
      <text:p text:style-name="P115">graph_union (<text:span text:style-name="T17">subset <text:s/>s[], </text:span></text:p>
      <text:p text:style-name="P115"><text:span text:style-name="T17"><text:tab/><text:tab/> int x, </text:span></text:p>
      <text:p text:style-name="P115"><text:span text:style-name="T17"><text:tab/><text:tab/> int y</text:span>);</text:p>
      <text:p text:style-name="Standard"/>
      <text:p text:style-name="Standard"/>
      <text:h text:style-name="Heading_20_2" text:outline-level="2">edge_comparator<text:span text:style-name="T69">()</text:span></text:h>
      <text:p text:style-name="Standard"><text:span text:style-name="T17">Compare two edges according to their weights.</text:span> <text:span text:style-name="T17">Used in qsort() for sorting an array of edges.</text:span></text:p>
      <text:p text:style-name="Standard"><text:s/></text:p>
      <text:p text:style-name="P115"><text:span text:style-name="T30">int</text:span> </text:p>
      <text:p text:style-name="P115">edge_comparator (<text:span text:style-name="T17">const void* a, </text:span></text:p>
      <text:p text:style-name="P115"><text:span text:style-name="T17"><text:tab/><text:tab/> <text:s text:c="4"/>const void* b</text:span>);</text:p>
      <text:p text:style-name="Standard"/>
      <text:p text:style-name="Standard"/>
      <text:h text:style-name="Heading_20_2" text:outline-level="2">graph_mst_kruskal<text:span text:style-name="T69">()</text:span></text:h>
      <text:p text:style-name="P92">Function to construct MST using Kruskal's algorithm</text:p>
      <text:p text:style-name="P120"><text:s/></text:p>
      <text:p text:style-name="P115"><text:span text:style-name="T30">void</text:span> </text:p>
      <text:p text:style-name="P115">graph_mst_kruskal (<text:span text:style-name="T17">Graph * graph</text:span>);</text:p>
      <text:p text:style-name="Standard"><text:soft-page-break/></text:p>
      <text:p text:style-name="Standard"/>
      <text:p text:style-name="Standard"/>
      <text:h text:style-name="P125" text:outline-level="1"><text:span text:style-name="T63"><text:s/>D</text:span>ata structure: Hashtables</text:h>
      <text:h text:style-name="Heading_20_2" text:outline-level="2"><text:a xlink:type="simple" xlink:href="https://developer.gnome.org/glib/stable/glib-Hash-Tables.html#g-hash-table-new" text:style-name="Internet_20_link" text:visited-style-name="Visited_20_Internet_20_Link">g_hash_table_new()</text:a></text:h>
      <text:p text:style-name="P14">Creates a new <text:a xlink:type="simple" xlink:href="https://developer.gnome.org/glib/stable/glib-Hash-Tables.html#GHashTable" text:style-name="Internet_20_link" text:visited-style-name="Visited_20_Internet_20_Link">G</text:a><text:a xlink:type="simple" xlink:href="https://developer.gnome.org/glib/stable/glib-Hash-Tables.html#GHashTable" text:style-name="Internet_20_link" text:visited-style-name="Visited_20_Internet_20_Link"><text:span text:style-name="T57">H</text:span></text:a><text:a xlink:type="simple" xlink:href="https://developer.gnome.org/glib/stable/glib-Hash-Tables.html#GHashTable" text:style-name="Internet_20_link" text:visited-style-name="Visited_20_Internet_20_Link">ashTable</text:a> with the given hash function and comparison function.</text:p>
      <text:p text:style-name="P78"/>
      <text:p text:style-name="P78"><text:a xlink:type="simple" xlink:href="https://developer.gnome.org/glib/stable/glib-Hash-Tables.html#GHashTable" text:style-name="Internet_20_link" text:visited-style-name="Visited_20_Internet_20_Link"><text:span text:style-name="T17">G</text:span></text:a><text:a xlink:type="simple" xlink:href="https://developer.gnome.org/glib/stable/glib-Hash-Tables.html#GHashTable" text:style-name="Internet_20_link" text:visited-style-name="Visited_20_Internet_20_Link"><text:span text:style-name="T20">H</text:span></text:a><text:a xlink:type="simple" xlink:href="https://developer.gnome.org/glib/stable/glib-Hash-Tables.html#GHashTable" text:style-name="Internet_20_link" text:visited-style-name="Visited_20_Internet_20_Link"><text:span text:style-name="T17">ashTable</text:span></text:a><text:span text:style-name="T17">*</text:span></text:p>
      <text:p text:style-name="Preformatted_20_Text">g_hash_table_new (<text:a xlink:type="simple" xlink:href="https://developer.gnome.org/glib/stable/glib-Hash-Tables.html#GHashFunc" text:style-name="Internet_20_link" text:visited-style-name="Visited_20_Internet_20_Link"><text:span text:style-name="Emphasis"><text:span text:style-name="Source_20_Text">GHashFunc</text:span></text:span></text:a><text:span text:style-name="Emphasis"><text:span text:style-name="Source_20_Text"> hash_func</text:span></text:span>,</text:p>
      <text:p text:style-name="P83"><text:s text:c="18"/><text:a xlink:type="simple" xlink:href="https://developer.gnome.org/glib/stable/glib-Hash-Tables.html#GEqualFunc" text:style-name="Internet_20_link" text:visited-style-name="Visited_20_Internet_20_Link"><text:span text:style-name="Emphasis"><text:span text:style-name="Source_20_Text">GEqualFunc</text:span></text:span></text:a><text:span text:style-name="Emphasis"><text:span text:style-name="Source_20_Text"> key_equal_func</text:span></text:span>);</text:p>
      <text:p text:style-name="P83"/>
      <text:h text:style-name="Heading_20_2" text:outline-level="2"><text:a xlink:type="simple" xlink:href="https://developer.gnome.org/glib/stable/glib-Hash-Tables.html#g-str-hash" text:style-name="Internet_20_link" text:visited-style-name="Visited_20_Internet_20_Link"><text:span text:style-name="T5">g_str_hash</text:span></text:a><text:a xlink:type="simple" xlink:href="https://developer.gnome.org/glib/stable/glib-Hash-Tables.html#g-str-hash" text:style-name="Internet_20_link" text:visited-style-name="Visited_20_Internet_20_Link"><text:span text:style-name="T6">(</text:span></text:a><text:a xlink:type="simple" xlink:href="https://developer.gnome.org/glib/stable/glib-Hash-Tables.html#g-str-hash" text:style-name="Internet_20_link" text:visited-style-name="Visited_20_Internet_20_Link"><text:span text:style-name="T6">)</text:span></text:a></text:h>
      <text:p text:style-name="P2">Converts <text:span text:style-name="T13">the</text:span> string <text:span text:style-name="T57">v </text:span>to a hash value.</text:p>
      <text:p text:style-name="P64"/>
      <text:p text:style-name="P64"><text:a xlink:type="simple" xlink:href="https://developer.gnome.org/glib/stable/glib-Basic-Types.html#guint" text:style-name="Internet_20_link" text:visited-style-name="Visited_20_Internet_20_Link"><text:span text:style-name="T30">guint</text:span></text:a></text:p>
      <text:p text:style-name="P83">g_str_hash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</text:span></text:span>);</text:p>
      <text:p text:style-name="P11"/>
      <text:h text:style-name="Heading_20_2" text:outline-level="2"><text:a xlink:type="simple" xlink:href="https://developer.gnome.org/glib/stable/glib-Hash-Tables.html#g-hash-table-insert" text:style-name="Internet_20_link" text:visited-style-name="Visited_20_Internet_20_Link">g_hash_table_insert()</text:a></text:h>
      <text:p text:style-name="P14">Inserts a key and value into the given <text:a xlink:type="simple" xlink:href="https://developer.gnome.org/glib/stable/glib-Hash-Tables.html#GHashTable" text:style-name="Internet_20_link" text:visited-style-name="Visited_20_Internet_20_Link">GHashTable</text:a>.</text:p>
      <text:p text:style-name="P78"/>
      <text:p text:style-name="P78"><text:a xlink:type="simple" xlink:href="https://developer.gnome.org/glib/stable/glib-Basic-Types.html#gboolean" text:style-name="Internet_20_link" text:visited-style-name="Visited_20_Internet_20_Link"><text:span text:style-name="T17">gboolean</text:span></text:a></text:p>
      <text:p text:style-name="Preformatted_20_Text">g_hash_table_insert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1"/>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key</text:span></text:span>,</text:p>
      <text:p text:style-name="P83"><text:s text:c="21"/>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value</text:span></text:span>);</text:p>
      <text:p text:style-name="P8"/>
      <text:h text:style-name="Heading_20_2" text:outline-level="2"><text:a xlink:type="simple" xlink:href="https://developer.gnome.org/glib/stable/glib-Hash-Tables.html#g-hash-table-remove" text:style-name="Internet_20_link" text:visited-style-name="Visited_20_Internet_20_Link">g_hash_table_remove()</text:a></text:h>
      <text:p text:style-name="P17">Removes the key-value pair associated with the key k from the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boolean" text:style-name="Internet_20_link" text:visited-style-name="Visited_20_Internet_20_Link"><text:span text:style-name="T17">gboolean</text:span></text:a></text:p>
      <text:p text:style-name="Preformatted_20_Text">g_hash_table_remov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83"><text:s text:c="21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8"/>
      <text:h text:style-name="Heading_20_2" text:outline-level="2"><text:a xlink:type="simple" xlink:href="https://developer.gnome.org/glib/stable/glib-Hash-Tables.html#g-hash-table-contains" text:style-name="Internet_20_link" text:visited-style-name="Visited_20_Internet_20_Link">g_hash_table_contains</text:a><text:a xlink:type="simple" xlink:href="https://developer.gnome.org/glib/stable/glib-Hash-Tables.html#g-hash-table-contains" text:style-name="Internet_20_link" text:visited-style-name="Visited_20_Internet_20_Link"><text:span text:style-name="T56">(</text:span></text:a><text:a xlink:type="simple" xlink:href="https://developer.gnome.org/glib/stable/glib-Hash-Tables.html#g-hash-table-contains" text:style-name="Internet_20_link" text:visited-style-name="Visited_20_Internet_20_Link">)</text:a></text:h>
      <text:p text:style-name="P17">Checks if key k is in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boolean" text:style-name="Internet_20_link" text:visited-style-name="Visited_20_Internet_20_Link"><text:span text:style-name="T17">gboolean</text:span></text:a></text:p>
      <text:p text:style-name="Preformatted_20_Text">g_hash_table_contains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83"><text:s text:c="23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8"><text:soft-page-break/></text:p>
      <text:h text:style-name="Heading_20_2" text:outline-level="2"><text:a xlink:type="simple" xlink:href="https://developer.gnome.org/glib/stable/glib-Hash-Tables.html#g-hash-table-lookup" text:style-name="Internet_20_link" text:visited-style-name="Visited_20_Internet_20_Link">g_hash_table_lookup()</text:a></text:h>
      <text:p text:style-name="P17">Returns a pointer to the key k in the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pointer" text:style-name="Internet_20_link" text:visited-style-name="Visited_20_Internet_20_Link"><text:span text:style-name="T17">gpointer</text:span></text:a></text:p>
      <text:p text:style-name="Preformatted_20_Text">g_hash_table_lookup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83"><text:s text:c="21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83"/>
      <text:h text:style-name="Heading_20_2" text:outline-level="2"><text:a xlink:type="simple" xlink:href="https://developer.gnome.org/glib/stable/glib-Hash-Tables.html#g-hash-table-size" text:style-name="Internet_20_link" text:visited-style-name="Visited_20_Internet_20_Link">g_hash_table_size()</text:a></text:h>
      <text:p text:style-name="P17">Returns the size of the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uint" text:style-name="Internet_20_link" text:visited-style-name="Visited_20_Internet_20_Link"><text:span text:style-name="T17">guint</text:span></text:a></text:p>
      <text:p text:style-name="P83">g_hash_table_siz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83"/>
      <text:h text:style-name="Heading_20_2" text:outline-level="2"><text:a xlink:type="simple" xlink:href="https://developer.gnome.org/glib/stable/glib-Hash-Tables.html#g-hash-table-foreach" text:style-name="Internet_20_link" text:visited-style-name="Visited_20_Internet_20_Link">g_hash_table_foreach()</text:a></text:h>
      <text:p text:style-name="P16"><text:span text:style-name="T14">C</text:span>alls the given function for each of the key/value pairs in the <text:a xlink:type="simple" xlink:href="https://developer.gnome.org/glib/stable/glib-Hash-Tables.html#GHashTable" text:style-name="Internet_20_link" text:visited-style-name="Visited_20_Internet_20_Link">GHashTable</text:a></text:p>
      <text:p text:style-name="P69"/>
      <text:p text:style-name="P69">void</text:p>
      <text:p text:style-name="Preformatted_20_Text">g_hash_table_foreach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2"/><text:a xlink:type="simple" xlink:href="https://developer.gnome.org/glib/stable/glib-Hash-Tables.html#GHFunc" text:style-name="Internet_20_link" text:visited-style-name="Visited_20_Internet_20_Link"><text:span text:style-name="Emphasis"><text:span text:style-name="Source_20_Text">GHFunc</text:span></text:span></text:a><text:span text:style-name="Emphasis"><text:span text:style-name="Source_20_Text"> func</text:span></text:span>,</text:p>
      <text:p text:style-name="P83"><text:s text:c="22"/>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user_data</text:span></text:span>);</text:p>
      <text:p text:style-name="P83"/>
      <text:h text:style-name="Heading_20_2" text:outline-level="2">hash_print()</text:h>
      <text:p text:style-name="P17">Utility function to print a key value pair in the format given by user_data.</text:p>
      <text:p text:style-name="P24"/>
      <text:p text:style-name="P24">void</text:p>
      <text:p text:style-name="P26">hash_print (<text:a xlink:type="simple" xlink:href="https://developer.gnome.org/glib/stable/glib-Basic-Types.html#gpointer" text:style-name="Internet_20_link" text:visited-style-name="Visited_20_Internet_20_Link"><text:span text:style-name="T17">gpointer</text:span></text:a><text:span text:style-name="T17"> key, </text:span></text:p>
      <text:p text:style-name="P25"><text:tab/><text:tab/><text:a xlink:type="simple" xlink:href="https://developer.gnome.org/glib/stable/glib-Basic-Types.html#gpointer" text:style-name="Internet_20_link" text:visited-style-name="Visited_20_Internet_20_Link">gpointer</text:a> val,</text:p>
      <text:p text:style-name="P28"><text:span text:style-name="T44"><text:tab/><text:tab/></text:span><text:a xlink:type="simple" xlink:href="https://developer.gnome.org/glib/stable/glib-Basic-Types.html#gpointer" text:style-name="Internet_20_link" text:visited-style-name="Visited_20_Internet_20_Link"><text:span text:style-name="T44">gpointer</text:span></text:a><text:span text:style-name="T44"> user_data</text:span><text:span text:style-name="T47">);</text:span></text:p>
      <text:p text:style-name="P26"/>
      <text:p text:style-name="P26"/>
      <text:h text:style-name="Heading_20_2" text:outline-level="2">hash_print_<text:span text:style-name="T14">file</text:span>()</text:h>
      <text:p text:style-name="P17">Utility function to print a key-value pairs to file represented by user_data.</text:p>
      <text:p text:style-name="P24"/>
      <text:p text:style-name="P24">void</text:p>
      <text:p text:style-name="P26">hash_print (<text:a xlink:type="simple" xlink:href="https://developer.gnome.org/glib/stable/glib-Basic-Types.html#gpointer" text:style-name="Internet_20_link" text:visited-style-name="Visited_20_Internet_20_Link"><text:span text:style-name="T17">gpointer</text:span></text:a><text:span text:style-name="T17"> key, </text:span></text:p>
      <text:p text:style-name="P25"><text:tab/><text:tab/><text:a xlink:type="simple" xlink:href="https://developer.gnome.org/glib/stable/glib-Basic-Types.html#gpointer" text:style-name="Internet_20_link" text:visited-style-name="Visited_20_Internet_20_Link">gpointer</text:a> val,</text:p>
      <text:p text:style-name="P19"><text:span text:style-name="T49"><text:tab/><text:tab/></text:span><text:a xlink:type="simple" xlink:href="https://developer.gnome.org/glib/stable/glib-Basic-Types.html#gpointer" text:style-name="Internet_20_link" text:visited-style-name="Visited_20_Internet_20_Link"><text:span text:style-name="T49">gpointer</text:span></text:a><text:span text:style-name="T49"> user_data</text:span><text:span text:style-name="T48">);</text:span></text:p>
      <text:p text:style-name="P26"/>
      <text:p text:style-name="P26"/>
      <text:h text:style-name="Heading_20_2" text:outline-level="2"><text:soft-page-break/><text:a xlink:type="simple" xlink:href="https://developer.gnome.org/glib/stable/glib-Hash-Tables.html#g-hash-table-destroy" text:style-name="Internet_20_link" text:visited-style-name="Visited_20_Internet_20_Link">g_hash_table_destroy()</text:a></text:h>
      <text:p text:style-name="P17">Destroys all keys and values in the <text:a xlink:type="simple" xlink:href="https://developer.gnome.org/glib/stable/glib-Hash-Tables.html#GHashTable" text:style-name="Internet_20_link" text:visited-style-name="Visited_20_Internet_20_Link">GHashTable</text:a>.</text:p>
      <text:p text:style-name="P17"/>
      <text:p text:style-name="P68">void</text:p>
      <text:p text:style-name="P83">g_hash_table_destroy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83"/>
      <text:p text:style-name="P83"/>
      <text:h text:style-name="P124" text:outline-level="1"><text:s/><text:span text:style-name="T67">Data structure: Queues</text:span></text:h>
      <text:p text:style-name="Standard"/>
      <text:h text:style-name="P134" text:outline-level="2">queue_new<text:span text:style-name="T67">()</text:span></text:h>
      <text:p text:style-name="P89">Allocates space for a new queue</text:p>
      <text:p text:style-name="Standard"/>
      <text:p text:style-name="P113"><text:span text:style-name="T30">queue</text:span> </text:p>
      <text:p text:style-name="P113">queue_new ();</text:p>
      <text:p text:style-name="Standard"/>
      <text:h text:style-name="P134" text:outline-level="2">queue_enqueue<text:span text:style-name="T67">()</text:span></text:h>
      <text:p text:style-name="P89">The element is inserted into queue</text:p>
      <text:p text:style-name="Standard"/>
      <text:p text:style-name="P113"><text:span text:style-name="T30">void</text:span> </text:p>
      <text:p text:style-name="P113">queue_enqueue (<text:span text:style-name="T17">queue <text:s/>q,</text:span></text:p>
      <text:p text:style-name="P113"><text:span text:style-name="T17"><text:tab/><text:tab/> <text:s text:c="2"/>char * s</text:span>);</text:p>
      <text:p text:style-name="Standard"/>
      <text:h text:style-name="P134" text:outline-level="2">queue_dequeue<text:span text:style-name="T67">()</text:span></text:h>
      <text:p text:style-name="Standard"><text:span text:style-name="T17">Dequeues an element and returns it</text:span> </text:p>
      <text:p text:style-name="Standard"><text:s/></text:p>
      <text:p text:style-name="P113"><text:span text:style-name="T30">char</text:span><text:span text:style-name="T4"> *</text:span> </text:p>
      <text:p text:style-name="P113">queue_dequeue (<text:span text:style-name="T17">queue q</text:span>);</text:p>
      <text:p text:style-name="Standard"/>
      <text:h text:style-name="P134" text:outline-level="2">queue_show_head<text:span text:style-name="T67">()</text:span></text:h>
      <text:p text:style-name="P1">Returns head of queue</text:p>
      <text:p text:style-name="Standard"><text:s/></text:p>
      <text:p text:style-name="P113"><text:span text:style-name="T30">char</text:span><text:span text:style-name="T4"> *</text:span> </text:p>
      <text:p text:style-name="P113">queue_show_head (<text:span text:style-name="T17">queue q</text:span>);</text:p>
      <text:p text:style-name="Standard"/>
      <text:h text:style-name="P134" text:outline-level="2">queue_show_tail<text:span text:style-name="T67">()</text:span></text:h>
      <text:p text:style-name="P1">Returns tail of the queue</text:p>
      <text:p text:style-name="Standard"><text:s/></text:p>
      <text:p text:style-name="P113"><text:span text:style-name="T30">char</text:span><text:span text:style-name="T4"> *</text:span> </text:p>
      <text:p text:style-name="P113">queue_show_tail (<text:span text:style-name="T17">queue q</text:span>);</text:p>
      <text:p text:style-name="Standard"><text:soft-page-break/></text:p>
      <text:h text:style-name="Heading_20_2" text:outline-level="2">queue_length<text:span text:style-name="T67">()</text:span></text:h>
      <text:p text:style-name="P1">Returns length of queue</text:p>
      <text:p text:style-name="Standard"><text:s/></text:p>
      <text:p text:style-name="P113"><text:span text:style-name="T30">int</text:span> </text:p>
      <text:p text:style-name="P113">queue_length (<text:span text:style-name="T17">queue q</text:span>);</text:p>
      <text:p text:style-name="Standard"/>
      <text:p text:style-name="Standard"/>
      <text:h text:style-name="P124" text:outline-level="1"><text:s/>Data structure: Singly Linked Lists</text:h>
      <text:h text:style-name="Heading_20_2" text:outline-level="2"><text:a xlink:type="simple" xlink:href="https://developer.gnome.org/glib/stable/glib-Singly-Linked-Lists.html#g-slist-append" text:style-name="Internet_20_link" text:visited-style-name="Visited_20_Internet_20_Link">g_slist_append()</text:a></text:h>
      <text:p text:style-name="P42">Adds <text:span text:style-name="T51">an</text:span> element into the end of <text:span text:style-name="T51">a</text:span> <text:a xlink:type="simple" xlink:href="https://developer.gnome.org/glib/stable/glib-Singly-Linked-Lists.html#GSList" text:style-name="Internet_20_link" text:visited-style-name="Visited_20_Internet_20_Link">GSList</text:a>.</text:p>
      <text:p text:style-name="P52"/>
      <text:p text:style-name="P52"><text:a xlink:type="simple" xlink:href="https://developer.gnome.org/glib/stable/glib-Singly-Linked-Lists.html#GSList" text:style-name="Internet_20_link" text:visited-style-name="Visited_20_Internet_20_Link">GSList</text:a>*</text:p>
      <text:p text:style-name="P63">g_slist_append (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17">GSList</text:span></text:span></text:a><text:span text:style-name="Source_20_Text"><text:span text:style-name="T17"> *list</text:span></text:span><text:span text:style-name="T17">,</text:span></text:p>
      <text:p text:style-name="P84"><text:span text:style-name="T17"><text:s text:c="16"/></text:span><text:a xlink:type="simple" xlink:href="https://developer.gnome.org/glib/stable/glib-Basic-Types.html#gpointer" text:style-name="Internet_20_link" text:visited-style-name="Visited_20_Internet_20_Link"><text:span text:style-name="Source_20_Text"><text:span text:style-name="T17">gpointer</text:span></text:span></text:a><text:span text:style-name="Source_20_Text"><text:span text:style-name="T17"> data</text:span></text:span>);</text:p>
      <text:p text:style-name="P84"/>
      <text:h text:style-name="Heading_20_2" text:outline-level="2"><text:a xlink:type="simple" xlink:href="https://developer.gnome.org/glib/stable/glib-Singly-Linked-Lists.html#g-slist-length" text:style-name="Internet_20_link" text:visited-style-name="Visited_20_Internet_20_Link">g_slist_length()</text:a></text:h>
      <text:p text:style-name="P42">Returns the length of the <text:a xlink:type="simple" xlink:href="https://developer.gnome.org/glib/stable/glib-Singly-Linked-Lists.html#GSList" text:style-name="Internet_20_link" text:visited-style-name="Visited_20_Internet_20_Link">GSList</text:a> represented by list.</text:p>
      <text:p text:style-name="P52"><text:a xlink:type="simple" xlink:href="https://developer.gnome.org/glib/stable/glib-Basic-Types.html#guint" text:style-name="Internet_20_link" text:visited-style-name="Visited_20_Internet_20_Link">guint</text:a></text:p>
      <text:p text:style-name="P84">g_slist_length (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17">GSList</text:span></text:span></text:a><text:span text:style-name="Source_20_Text"><text:span text:style-name="T17"> *list</text:span></text:span>);</text:p>
      <text:p text:style-name="P84"/>
      <text:h text:style-name="Heading_20_2" text:outline-level="2"><text:a xlink:type="simple" xlink:href="https://developer.gnome.org/glib/stable/glib-Singly-Linked-Lists.html#g-slist-sort" text:style-name="Internet_20_link" text:visited-style-name="Visited_20_Internet_20_Link">g_slist_sort()</text:a></text:h>
      <text:p text:style-name="P44">Sorts the given string according to the given comparison function.</text:p>
      <text:p text:style-name="P57"/>
      <text:p text:style-name="P57"><text:a xlink:type="simple" xlink:href="https://developer.gnome.org/glib/stable/glib-Singly-Linked-Lists.html#GSList" text:style-name="Internet_20_link" text:visited-style-name="Visited_20_Internet_20_Link">GSList</text:a>*</text:p>
      <text:p text:style-name="Preformatted_20_Text">g_slist_sort (<text:a xlink:type="simple" xlink:href="https://developer.gnome.org/glib/stable/glib-Singly-Linked-Lists.html#GSList" text:style-name="Internet_20_link" text:visited-style-name="Visited_20_Internet_20_Link"><text:span text:style-name="Emphasis"><text:span text:style-name="Source_20_Text">GSList</text:span></text:span></text:a><text:span text:style-name="Emphasis"><text:span text:style-name="Source_20_Text"> *list</text:span></text:span>,</text:p>
      <text:p text:style-name="P83"><text:s text:c="14"/>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83"/>
      <text:p text:style-name="P83"/>
      <text:h text:style-name="P130" text:outline-level="1"><text:span text:style-name="T17"><text:s/></text:span><text:span text:style-name="T29">Data Structure: Sparse Matrix</text:span></text:h>
      <text:h text:style-name="Heading_20_2" text:outline-level="2">sm_create_matrix<text:span text:style-name="T70">()</text:span></text:h>
      <text:p text:style-name="P1">Creates a new sparse matrix with given number of rows and columns</text:p>
      <text:p text:style-name="Standard"/>
      <text:p text:style-name="P116"><text:span text:style-name="T30">Sparsemat</text:span><text:span text:style-name="T4"> *</text:span> </text:p>
      <text:p text:style-name="P116">sm_create_matrix (<text:span text:style-name="T17">int maxRow,</text:span></text:p>
      <text:p text:style-name="P116"><text:span text:style-name="T17"><text:s/><text:tab/><text:tab/><text:tab/>int maxCol</text:span>);</text:p>
      <text:p text:style-name="Standard"/>
      <text:h text:style-name="Heading_20_2" text:outline-level="2"><text:soft-page-break/>sm_get_element<text:span text:style-name="T70">()</text:span></text:h>
      <text:p text:style-name="Standard"><text:span text:style-name="T17">Get value of the element at given row and column.</text:span> <text:span text:style-name="T17">Returns FALSE if element not present in matrix.</text:span></text:p>
      <text:p text:style-name="Standard"/>
      <text:p text:style-name="P116"><text:span text:style-name="T30">gboolean</text:span> </text:p>
      <text:p text:style-name="P116">sm_get_element (<text:span text:style-name="T17">Sparsemat * smat,</text:span></text:p>
      <text:p text:style-name="P116"><text:span text:style-name="T17"><text:tab/><text:tab/> <text:s text:c="3"/>int row, </text:span></text:p>
      <text:p text:style-name="P116"><text:span text:style-name="T17"><text:tab/><text:tab/> <text:s text:c="3"/>int col, </text:span></text:p>
      <text:p text:style-name="P116"><text:span text:style-name="T17"><text:tab/><text:tab/> <text:s text:c="3"/>int * value</text:span>);</text:p>
      <text:p text:style-name="Standard"/>
      <text:h text:style-name="Heading_20_2" text:outline-level="2">sm_set_element<text:span text:style-name="T70">()</text:span></text:h>
      <text:p text:style-name="P93">Sets the element at given row and column to the given value.</text:p>
      <text:p text:style-name="Standard"/>
      <text:p text:style-name="P116"><text:span text:style-name="T30">gboolean</text:span> </text:p>
      <text:p text:style-name="P116">sm_set_element (<text:span text:style-name="T17">Sparsemat * smat,</text:span></text:p>
      <text:p text:style-name="P116"><text:span text:style-name="T17"><text:tab/><text:tab/> <text:s text:c="3"/>int row, </text:span></text:p>
      <text:p text:style-name="P116"><text:span text:style-name="T17"><text:tab/><text:tab/> <text:s text:c="3"/>int col, </text:span></text:p>
      <text:p text:style-name="P116"><text:span text:style-name="T17"><text:tab/><text:tab/> <text:s text:c="3"/>int el</text:span>);</text:p>
      <text:p text:style-name="Standard"/>
      <text:h text:style-name="Heading_20_2" text:outline-level="2">sm_search_element<text:span text:style-name="T70">()</text:span></text:h>
      <text:p text:style-name="Standard"><text:span text:style-name="T17">Searches for an element and stores the result given element.</text:span> <text:span text:style-name="T17">Returns TRUE if element found, FALSE otherwise.</text:span></text:p>
      <text:p text:style-name="Standard"/>
      <text:p text:style-name="P116"><text:span text:style-name="T30">gboolean</text:span> </text:p>
      <text:p text:style-name="P116">sm_search_element (<text:span text:style-name="T17">Sparsemat * smat, </text:span></text:p>
      <text:p text:style-name="P116"><text:span text:style-name="T17"><text:tab/><text:tab/><text:tab/> int el, </text:span></text:p>
      <text:p text:style-name="P116"><text:span text:style-name="T17"><text:tab/><text:tab/><text:tab/> element * e</text:span>);</text:p>
      <text:p text:style-name="Standard"/>
      <text:h text:style-name="Heading_20_2" text:outline-level="2">sm_print_matrix<text:span text:style-name="T70">()</text:span></text:h>
      <text:p text:style-name="P1">Prints the entire sparse matrix.</text:p>
      <text:p text:style-name="Standard"/>
      <text:p text:style-name="P116"><text:span text:style-name="T30">void</text:span> </text:p>
      <text:p text:style-name="P116">sm_print_matrix (<text:span text:style-name="T17">Sparsemat * smat</text:span>);</text:p>
      <text:p text:style-name="Standard"/>
      <text:h text:style-name="Heading_20_2" text:outline-level="2">sm_add_matrix<text:span text:style-name="T70">()</text:span></text:h>
      <text:p text:style-name="P1">Adds two compatible sparse matrices and returns the resultant matrix.</text:p>
      <text:p text:style-name="Standard"><text:s/></text:p>
      <text:p text:style-name="P116"><text:span text:style-name="T30">Sparsemat</text:span><text:span text:style-name="T4"> *</text:span> </text:p>
      <text:p text:style-name="P116">sm_add_matrix (<text:span text:style-name="T17">Sparsemat * sm1, </text:span></text:p>
      <text:p text:style-name="P116"><text:span text:style-name="T17"><text:tab/><text:tab/> <text:s text:c="2"/>Sparsemat * sm2</text:span>);</text:p>
      <text:p text:style-name="Standard"/>
      <text:p text:style-name="Standard"/>
      <text:h text:style-name="Heading_20_2" text:outline-level="2">sm_transpose<text:span text:style-name="T70">()</text:span></text:h>
      <text:p text:style-name="P1">Returns the transpose of the given sparse matrix.</text:p>
      <text:p text:style-name="Standard"><text:s/></text:p>
      <text:p text:style-name="P116"><text:soft-page-break/><text:span text:style-name="T30">Sparsemat</text:span><text:span text:style-name="T4"> *</text:span> </text:p>
      <text:p text:style-name="P116">sm_transpose (<text:span text:style-name="T17">Sparsemat * smat</text:span>);</text:p>
      <text:p text:style-name="Standard"/>
      <text:h text:style-name="Heading_20_2" text:outline-level="2">sm_trace_matrix<text:span text:style-name="T70">()</text:span></text:h>
      <text:p text:style-name="Standard"><text:span text:style-name="T17">Stores the trace of the sparse matrix in the given variable.</text:span> <text:span text:style-name="T17">Returns FALSE if sparse matrix is not a square matrix.</text:span></text:p>
      <text:p text:style-name="Standard"/>
      <text:p text:style-name="P116"><text:span text:style-name="T30">gboolean</text:span> </text:p>
      <text:p text:style-name="P116">sm_trace_matrix (S<text:span text:style-name="T17">parsemat * smat, </text:span></text:p>
      <text:p text:style-name="P116"><text:span text:style-name="T17"><text:tab/><text:tab/> <text:s text:c="4"/>int * sum</text:span>);</text:p>
      <text:p text:style-name="Standard"/>
      <text:h text:style-name="Heading_20_2" text:outline-level="2">sm_scale_matrix<text:span text:style-name="T70">()</text:span></text:h>
      <text:p text:style-name="P1">Returns a matrix scaled to the given scale factor.</text:p>
      <text:p text:style-name="Standard"><text:s/></text:p>
      <text:p text:style-name="P116"><text:span text:style-name="T30">Sparsemat *</text:span> </text:p>
      <text:p text:style-name="P116">sm_scale_matrix (<text:span text:style-name="T17">Sparsemat * smat, </text:span></text:p>
      <text:p text:style-name="P116"><text:span text:style-name="T17"><text:tab/><text:tab/> <text:s text:c="4"/>int scale_factor</text:span>);</text:p>
      <text:p text:style-name="Standard"/>
      <text:p text:style-name="Standard"/>
      <text:h text:style-name="P126" text:outline-level="1"><text:s/>Data Structure: <text:span text:style-name="T63">S</text:span>trings</text:h>
      <text:h text:style-name="Heading_20_2" text:outline-level="2"><text:a xlink:type="simple" xlink:href="https://developer.gnome.org/glib/stable/glib-Strings.html#g-string-new" text:style-name="Internet_20_link" text:visited-style-name="Visited_20_Internet_20_Link"><text:span text:style-name="T30">g_string_new()</text:span></text:a></text:h>
      <text:p text:style-name="P23"><text:span text:style-name="T17">Creates a new </text:span><text:a xlink:type="simple" xlink:href="https://developer.gnome.org/glib/stable/glib-Strings.html#GString" text:style-name="Internet_20_link" text:visited-style-name="Visited_20_Internet_20_Link"><text:span text:style-name="T17">GString</text:span></text:a><text:span text:style-name="T17">, initialized with the given string.</text:span></text:p>
      <text:p text:style-name="P23"/>
      <text:p text:style-name="P65"><text:a xlink:type="simple" xlink:href="https://developer.gnome.org/glib/stable/glib-Strings.html#GString" text:style-name="Internet_20_link" text:visited-style-name="Visited_20_Internet_20_Link">GString</text:a>*</text:p>
      <text:p text:style-name="P83">g_string_new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init</text:span></text:span>);</text:p>
      <text:p text:style-name="P10"/>
      <text:h text:style-name="Heading_20_2" text:outline-level="2"><text:a xlink:type="simple" xlink:href="https://developer.gnome.org/glib/stable/glib-Strings.html#g-string-append" text:style-name="Internet_20_link" text:visited-style-name="Visited_20_Internet_20_Link">g_string_append()</text:a></text:h>
      <text:p text:style-name="P22"><text:span text:style-name="T35">Adds a string onto the end of a </text:span><text:a xlink:type="simple" xlink:href="https://developer.gnome.org/glib/stable/glib-Strings.html#GString" text:style-name="Internet_20_link" text:visited-style-name="Visited_20_Internet_20_Link"><text:span text:style-name="T35">GString</text:span></text:a><text:span text:style-name="T35">, expanding it if necessary.</text:span></text:p>
      <text:p text:style-name="P22"/>
      <text:p text:style-name="P80"><text:a xlink:type="simple" xlink:href="https://developer.gnome.org/glib/stable/glib-Strings.html#GString" text:style-name="Internet_20_link" text:visited-style-name="Visited_20_Internet_20_Link">GString</text:a>*</text:p>
      <text:p text:style-name="Preformatted_20_Text">g_string_append (<text:a xlink:type="simple" xlink:href="https://developer.gnome.org/glib/stable/glib-Strings.html#GString" text:style-name="Internet_20_link" text:visited-style-name="Visited_20_Internet_20_Link"><text:span text:style-name="Emphasis"><text:span text:style-name="Source_20_Text">GString</text:span></text:span></text:a><text:span text:style-name="Emphasis"><text:span text:style-name="Source_20_Text"> *string</text:span></text:span>,</text:p>
      <text:p text:style-name="P83"><text:s text:c="17"/>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val</text:span></text:span>);</text:p>
      <text:p text:style-name="P22"/>
      <text:h text:style-name="Heading_20_2" text:outline-level="2"><text:a xlink:type="simple" xlink:href="https://developer.gnome.org/glib/stable/glib-String-Utility-Functions.html#g-strstr-len" text:style-name="Internet_20_link" text:visited-style-name="Visited_20_Internet_20_Link">g_strstr_len</text:a><text:a xlink:type="simple" xlink:href="https://developer.gnome.org/glib/stable/glib-String-Utility-Functions.html#g-strstr-len" text:style-name="Internet_20_link" text:visited-style-name="Visited_20_Internet_20_Link"><text:span text:style-name="T62">(</text:span></text:a><text:a xlink:type="simple" xlink:href="https://developer.gnome.org/glib/stable/glib-String-Utility-Functions.html#g-strstr-len" text:style-name="Internet_20_link" text:visited-style-name="Visited_20_Internet_20_Link">)</text:a></text:h>
      <text:p text:style-name="P23"><text:span text:style-name="T17">Searches the string </text:span><text:span text:style-name="Source_20_Text"><text:span text:style-name="T22">haystack </text:span></text:span><text:span text:style-name="T17">for the first occurrence of the string </text:span><text:span text:style-name="Source_20_Text"><text:span text:style-name="T22">needle</text:span></text:span><text:span text:style-name="T17"> , limiting the length of the search to </text:span><text:span text:style-name="T40">haystack_len</text:span><text:span text:style-name="T17">.</text:span></text:p>
      <text:p text:style-name="P65"/>
      <text:p text:style-name="P65"><text:a xlink:type="simple" xlink:href="https://developer.gnome.org/glib/stable/glib-Basic-Types.html#gchar" text:style-name="Internet_20_link" text:visited-style-name="Visited_20_Internet_20_Link">gchar</text:a>*</text:p>
      <text:p text:style-name="Preformatted_20_Text">g_strstr_len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haystack</text:span></text:span>,</text:p>
      <text:p text:style-name="Preformatted_20_Text"><text:s text:c="14"/><text:a xlink:type="simple" xlink:href="https://developer.gnome.org/glib/stable/glib-Basic-Types.html#gssize" text:style-name="Internet_20_link" text:visited-style-name="Visited_20_Internet_20_Link"><text:span text:style-name="Emphasis"><text:span text:style-name="Source_20_Text">gssize</text:span></text:span></text:a><text:span text:style-name="Emphasis"><text:span text:style-name="Source_20_Text"> haystack_len</text:span></text:span>,</text:p>
      <text:p text:style-name="P83"><text:s text:c="14"/>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eedle</text:span></text:span>);</text:p>
      <text:p text:style-name="P41"><text:soft-page-break/></text:p>
      <text:h text:style-name="Heading_20_2" text:outline-level="2"><text:a xlink:type="simple" xlink:href="https://developer.gnome.org/glib/stable/glib-String-Utility-Functions.html#g-strdup" text:style-name="Internet_20_link" text:visited-style-name="Visited_20_Internet_20_Link"><text:span text:style-name="T5">g_strdup()</text:span></text:a></text:h>
      <text:p text:style-name="P15">Duplicates the given string.</text:p>
      <text:p text:style-name="P54"/>
      <text:p text:style-name="P54"><text:a xlink:type="simple" xlink:href="https://developer.gnome.org/glib/stable/glib-Basic-Types.html#gchar" text:style-name="Internet_20_link" text:visited-style-name="Visited_20_Internet_20_Link">gchar</text:a>*</text:p>
      <text:p text:style-name="P83">g_strdup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str</text:span></text:span>);</text:p>
      <text:p text:style-name="P83"/>
      <text:h text:style-name="Heading_20_2" text:outline-level="2"><text:a xlink:type="simple" xlink:href="https://developer.gnome.org/glib/stable/glib-String-Utility-Functions.html#g-strtod" text:style-name="Internet_20_link" text:visited-style-name="Visited_20_Internet_20_Link"><text:span text:style-name="T11">g_strtod()</text:span></text:a></text:h>
      <text:p text:style-name="P40">Converts a string to a <text:a xlink:type="simple" xlink:href="https://developer.gnome.org/glib/stable/glib-Basic-Types.html#gdouble" text:style-name="Internet_20_link" text:visited-style-name="Visited_20_Internet_20_Link">gdouble</text:a> value.</text:p>
      <text:p text:style-name="P40"/>
      <text:p text:style-name="P55"><text:a xlink:type="simple" xlink:href="https://developer.gnome.org/glib/stable/glib-Basic-Types.html#gdouble" text:style-name="Internet_20_link" text:visited-style-name="Visited_20_Internet_20_Link">gdouble</text:a></text:p>
      <text:p text:style-name="Preformatted_20_Text">g_strtod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ptr</text:span></text:span>,</text:p>
      <text:p text:style-name="P83"><text:s text:c="10"/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*endptr</text:span></text:span>);</text:p>
      <text:p text:style-name="P83"/>
      <text:h text:style-name="Heading_20_2" text:outline-level="2"><text:a xlink:type="simple" xlink:href="https://developer.gnome.org/glib/stable/glib-Hash-Tables.html#g-str-equal" text:style-name="Internet_20_link" text:visited-style-name="Visited_20_Internet_20_Link"><text:span text:style-name="T11">g_str_equal()</text:span></text:a></text:h>
      <text:p text:style-name="P7"><text:span text:style-name="T16">C</text:span><text:span text:style-name="T15">ompares two strings for byte-by-byte equality and returns </text:span><text:a xlink:type="simple" xlink:href="https://developer.gnome.org/glib/stable/glib-Standard-Macros.html#TRUE:CAPS" text:style-name="Internet_20_link" text:visited-style-name="Visited_20_Internet_20_Link"><text:span text:style-name="Source_20_Text"><text:span text:style-name="T15">TRUE</text:span></text:span></text:a><text:span text:style-name="T15"> if they are equal.</text:span></text:p>
      <text:p text:style-name="P60"/>
      <text:p text:style-name="P60"><text:a xlink:type="simple" xlink:href="https://developer.gnome.org/glib/stable/glib-Basic-Types.html#gboolean" text:style-name="Internet_20_link" text:visited-style-name="Visited_20_Internet_20_Link">gboolean</text:a></text:p>
      <text:p text:style-name="Preformatted_20_Text">g_str_equal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1</text:span></text:span>,</text:p>
      <text:p text:style-name="P83"><text:s text:c="13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2</text:span></text:span>);</text:p>
      <text:p text:style-name="P36"/>
      <text:h text:style-name="Heading_20_2" text:outline-level="2"><text:a xlink:type="simple" xlink:href="https://developer.gnome.org/glib/stable/glib-String-Utility-Functions.html#g-strsplit" text:style-name="Internet_20_link" text:visited-style-name="Visited_20_Internet_20_Link"><text:span text:style-name="T1">g_strsplit()</text:span></text:a></text:h>
      <text:p text:style-name="P39">Splits string into an array of strings.</text:p>
      <text:p text:style-name="P30"/>
      <text:p text:style-name="P51"><text:a xlink:type="simple" xlink:href="https://developer.gnome.org/glib/stable/glib-Basic-Types.html#gchar" text:style-name="Internet_20_link" text:visited-style-name="Visited_20_Internet_20_Link">gchar</text:a>**</text:p>
      <text:p text:style-name="P63">g_strsplit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tring</text:span>,</text:p>
      <text:p text:style-name="P63"><text:s text:c="12"/>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delimiter</text:span>,</text:p>
      <text:p text:style-name="P84"><text:s text:c="12"/><text:a xlink:type="simple" xlink:href="https://developer.gnome.org/glib/stable/glib-Basic-Types.html#gint" text:style-name="Internet_20_link" text:visited-style-name="Visited_20_Internet_20_Link"><text:span text:style-name="Source_20_Text">gint</text:span></text:a><text:span text:style-name="Source_20_Text"> max_tokens</text:span>);</text:p>
      <text:p text:style-name="P30"/>
      <text:h text:style-name="Heading_20_2" text:outline-level="2"><text:a xlink:type="simple" xlink:href="https://developer.gnome.org/glib/stable/glib-String-Utility-Functions.html#g-ascii-strcasecmp" text:style-name="Internet_20_link" text:visited-style-name="Visited_20_Internet_20_Link">g_ascii_strcasecmp()</text:a></text:h>
      <text:p text:style-name="P39">Compares the given two strings.</text:p>
      <text:p text:style-name="P53"/>
      <text:p text:style-name="P53"><text:a xlink:type="simple" xlink:href="https://developer.gnome.org/glib/stable/glib-Basic-Types.html#gint" text:style-name="Internet_20_link" text:visited-style-name="Visited_20_Internet_20_Link">gint</text:a></text:p>
      <text:p text:style-name="P63">g_ascii_strcasecmp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1</text:span>,</text:p>
      <text:p text:style-name="P84"><text:s text:c="20"/>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2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16T13:23:11.769607000</dc:date>
    <meta:editing-duration>PT1H31M45S</meta:editing-duration>
    <meta:editing-cycles>13</meta:editing-cycles>
    <meta:generator>LibreOffice/4.4.4.3$MacOSX_X86_64 LibreOffice_project/2c39ebcf046445232b798108aa8a7e7d89552ea8</meta:generator>
    <meta:document-statistic meta:table-count="0" meta:image-count="0" meta:object-count="0" meta:page-count="16" meta:paragraph-count="452" meta:word-count="1655" meta:character-count="12188" meta:non-whitespace-character-count="10213"/>
  </office:meta>
</office:document-meta>
</file>